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8cm"/>
    </style:style>
    <style:style style:name="co2" style:family="table-column">
      <style:table-column-properties fo:break-before="auto" style:column-width="5.502cm"/>
    </style:style>
    <style:style style:name="co3" style:family="table-column">
      <style:table-column-properties fo:break-before="auto" style:column-width="5.39cm"/>
    </style:style>
    <style:style style:name="co4" style:family="table-column">
      <style:table-column-properties fo:break-before="auto" style:column-width="2.258cm"/>
    </style:style>
    <style:style style:name="co5" style:family="table-column">
      <style:table-column-properties fo:break-before="auto" style:column-width="7.049cm"/>
    </style:style>
    <style:style style:name="co6" style:family="table-column">
      <style:table-column-properties fo:break-before="auto" style:column-width="3.207cm"/>
    </style:style>
    <style:style style:name="co7" style:family="table-column">
      <style:table-column-properties fo:break-before="auto" style:column-width="3.15cm"/>
    </style:style>
    <style:style style:name="co8" style:family="table-column">
      <style:table-column-properties fo:break-before="auto" style:column-width="3.096cm"/>
    </style:style>
    <style:style style:name="co9" style:family="table-column">
      <style:table-column-properties fo:break-before="auto" style:column-width="3.179cm"/>
    </style:style>
    <style:style style:name="co10" style:family="table-column">
      <style:table-column-properties fo:break-before="auto" style:column-width="3.233cm"/>
    </style:style>
    <style:style style:name="co11" style:family="table-column">
      <style:table-column-properties fo:break-before="auto" style:column-width="7.967cm"/>
    </style:style>
    <style:style style:name="co12" style:family="table-column">
      <style:table-column-properties fo:break-before="auto" style:column-width="5.445cm"/>
    </style:style>
    <style:style style:name="co13" style:family="table-column">
      <style:table-column-properties fo:break-before="auto" style:column-width="5.251cm"/>
    </style:style>
    <style:style style:name="co14" style:family="table-column">
      <style:table-column-properties fo:break-before="auto" style:column-width="5.308cm"/>
    </style:style>
    <style:style style:name="co15" style:family="table-column">
      <style:table-column-properties fo:break-before="auto" style:column-width="3.538cm"/>
    </style:style>
    <style:style style:name="co16" style:family="table-column">
      <style:table-column-properties fo:break-before="auto" style:column-width="7.629cm"/>
    </style:style>
    <style:style style:name="co17" style:family="table-column">
      <style:table-column-properties fo:break-before="auto" style:column-width="4.533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32cm" fo:break-before="auto" style:use-optimal-row-height="true"/>
    </style:style>
    <style:style style:name="ro6" style:family="table-row">
      <style:table-row-properties style:row-height="0.947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053cm" fo:break-before="auto" style:use-optimal-row-height="true"/>
    </style:style>
    <style:style style:name="ro9" style:family="table-row">
      <style:table-row-properties style:row-height="0.517cm" fo:break-before="auto" style:use-optimal-row-height="true"/>
    </style:style>
    <style:style style:name="ro10"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NewRomanPSMT" fo:font-size="12pt" style:font-name-asian="TimesNewRomanPSMT" style:font-size-asian="12pt" style:font-name-complex="TimesNewRomanPSMT" style:font-size-complex="12pt"/>
    </style:style>
    <style:style style:name="ce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6" style:family="table-cell" style:parent-style-name="Defaul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7" style:family="table-cell" style:parent-style-name="Default">
      <style:text-properties fo:color="#c0c0c0"/>
    </style:style>
    <style:style style:name="ce8" style:family="table-cell" style:parent-style-name="Default">
      <style:text-properties fo:color="#c0c0c0"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9" style:family="table-cell" style:parent-style-name="Defaul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ce10" style:family="table-cell" style:parent-style-name="Defaul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style:style style:name="ce11" style:family="table-cell" style:parent-style-name="Default">
      <style:text-properties style:font-name="Times New Roman" fo:font-size="12pt" fo:font-weight="bold" style:font-name-asian="Times New Roman" style:font-size-asian="12pt" style:font-weight-asian="bold" style:font-size-complex="12pt" style:font-weight-complex="bold"/>
    </style:style>
    <style:style style:name="ce12" style:family="table-cell" style:parent-style-name="Default">
      <style:text-properties style:font-name="Times New Roman" fo:font-size="12pt" style:font-name-asian="Times New Roman" style:font-size-asian="12pt" style:font-size-complex="12pt"/>
    </style:style>
    <style:style style:name="ce13" style:family="table-cell" style:parent-style-name="Default">
      <style:text-properties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4" style:family="table-cell" style:parent-style-name="Default">
      <style:text-properties fo:color="#c0c0c0" style:font-name="Times New Roman" fo:font-size="12pt" fo:font-weight="normal" style:font-name-asian="Times New Roman" style:font-size-asian="12pt" style:font-weight-asian="normal" style:font-size-complex="12pt" style:font-weight-complex="normal"/>
    </style:style>
    <style:style style:name="ce15" style:family="table-cell" style:parent-style-name="Default">
      <style:text-properties fo:color="#c0c0c0" style:font-name="Times New Roman" fo:font-size="12pt" style:font-name-asian="Times New Roman" style:font-size-asian="12pt" style:font-size-complex="12pt"/>
    </style:style>
    <style:style style:name="ce16" style:family="table-cell" style:parent-style-name="Default">
      <style:text-properties fo:color="#c0c0c0"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7" style:family="table-cell" style:parent-style-name="Default">
      <style:text-properties fo:color="#c0c0c0"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18" style:family="table-cell" style:parent-style-name="Default">
      <style:text-properties fo:color="#c0c0c0" fo:font-weight="normal" style:font-weight-asian="normal" style:font-weight-complex="normal"/>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3.277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4.213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34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809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3.745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4.681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7.957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in-height="8.425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in-height="7.021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in-height="7.489cm" fo:padding-top="0.1cm" fo:padding-bottom="0.1cm" fo:padding-left="0.1cm" fo:padding-right="0.1cm" draw:shadow="hidden" draw:shadow-offset-x="0.1cm" draw:shadow-offset-y="0.1cm" draw:caption-escape-direction="auto"/>
    </style:style>
    <style:style style:name="gr19" style:family="graphic">
      <style:graphic-properties draw:marker-start="Arrowheads_20_1" draw:marker-start-width="0.2cm" draw:marker-start-center="false" draw:fill="solid" draw:fill-color="#ffffc0" draw:auto-grow-height="true" draw:auto-grow-width="false" fo:min-height="1.873cm" fo:padding-top="0.1cm" fo:padding-bottom="0.1cm" fo:padding-left="0.1cm" fo:padding-right="0.1cm" draw:shadow="hidden" draw:shadow-offset-x="0.1cm" draw:shadow-offset-y="0.1cm" draw:caption-escape-direction="auto"/>
    </style:style>
    <style:style style:name="gr20" style:family="graphic">
      <style:graphic-properties draw:marker-start="Arrowheads_20_1" draw:marker-start-width="0.2cm" draw:marker-start-center="false" draw:fill="solid" draw:fill-color="#ffffc0" draw:auto-grow-height="true" draw:auto-grow-width="false" fo:min-height="5.149cm" fo:padding-top="0.1cm" fo:padding-bottom="0.1cm" fo:padding-left="0.1cm" fo:padding-right="0.1cm" draw:shadow="hidden" draw:shadow-offset-x="0.1cm" draw:shadow-offset-y="0.1cm" draw:caption-escape-direction="auto"/>
    </style:style>
    <style:style style:name="gr21" style:family="graphic">
      <style:graphic-properties draw:marker-start="Arrowheads_20_1" draw:marker-start-width="0.2cm" draw:marker-start-center="false" draw:fill="solid" draw:fill-color="#ffffc0" draw:auto-grow-height="true" draw:auto-grow-width="false" fo:min-height="5.617cm" fo:padding-top="0.1cm" fo:padding-bottom="0.1cm" fo:padding-left="0.1cm" fo:padding-right="0.1cm" draw:shadow="hidden" draw:shadow-offset-x="0.1cm" draw:shadow-offset-y="0.1cm" draw:caption-escape-direction="auto"/>
    </style:style>
    <style:style style:name="gr2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text-properties style:font-name="TimesNewRomanPSMT" fo:font-size="12pt" style:font-name-asian="TimesNewRomanPSMT" style:font-size-asian="12pt" style:font-name-complex="TimesNewRomanPSMT" style:font-size-complex="12pt"/>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TimesNewRomanPSMT" fo:font-size="12pt" fo:language="zxx" fo:country="none" fo:font-style="normal" fo:text-shadow="none" style:text-underline-style="none" fo:font-weight="normal" style:text-underline-mode="continuous" style:text-overline-mode="continuous" style:text-line-through-mode="continuous"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fo:text-align="start" style:text-autospace="none" style:line-break="normal" style:writing-mode="page"/>
      <style:text-properties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fo:hyphenate="false"/>
    </style:style>
    <style:style style:name="P5" style:family="paragraph">
      <style:paragraph-properties fo:text-align="start"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font-name="Times New Roman" fo:font-size="12pt" fo:language="zxx" fo:country="none"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4" style:family="text">
      <style:text-properties fo:language="en" fo:country="US" style:font-name-asian="Times New Roman" style:language-asian="en" style:country-asian="US" style:language-complex="en" style:country-complex="US"/>
    </style:style>
    <style:style style:name="T5" style:family="text">
      <style:text-properties fo:language="en" fo:country="US" style:font-name-asian="Times New Roman" style:font-size-asian="12pt" style:language-asian="en" style:country-asian="US" style:font-name-complex="TimesNewRomanPSMT" style:font-size-complex="12pt" style:language-complex="en" style:country-complex="US"/>
    </style:style>
    <style:style style:name="T6" style:family="tex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T7" style:family="text">
      <style:text-properties fo:language="zxx" fo:country="none" style:font-name-asian="Andale Sans UI" style:font-size-asian="10pt" style:language-asian="zxx" style:country-asian="none" style:font-name-complex="Tahoma" style:font-size-complex="10pt" style:language-complex="zxx" style:country-complex="none"/>
    </style:style>
    <style:style style:name="T8" style:family="tex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T9" style:family="text">
      <style:text-properties fo:language="en" fo:country="US" style:language-asian="en" style:country-asian="US" style:font-name-complex="TimesNewRomanPSMT" style:language-complex="en" style:country-complex="US"/>
    </style:style>
    <style:style style:name="T10" style:family="tex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office:automatic-styles>
  <office:body>
    <office:spreadsheet>
      <table:table table:name="Consultar Ayuda del Juego - Típico"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office:annotation draw:style-name="gr1" draw:text-style-name="P2" svg:width="10.06cm" svg:height="2.073cm" svg:x="7.068cm" svg:y="0cm" draw:caption-point-x="-0.61cm" draw:caption-point-y="0.01cm">
              <dc:date>2013-04-21T00:00:00</dc:date>
              <text:p text:style-name="P1">Por medio de este CUS el usuario logrará el acceso y la posibilidad de consultar la ayuda y el soporte necesario y preciso para lograr darle al usuario una experiencia cómoda y accesible sobre el sistema de juego.</text:p>
            </office:annotation>
            <text:p>Descripción:</text:p>
          </table:table-cell>
          <table:table-cell table:number-columns-repeated="4"/>
        </table:table-row>
        <table:table-row table:style-name="ro1">
          <table:table-cell table:style-name="ce1"/>
          <table:table-cell table:number-columns-repeated="4"/>
        </table:table-row>
        <table:table-row table:style-name="ro1">
          <table:table-cell table:style-name="ce1" office:value-type="string">
            <text:p>CP-01</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1" draw:text-style-name="P2" svg:width="10.139cm" svg:height="2.541cm" svg:x="12.569cm" svg:y="0.907cm" draw:caption-point-x="-0.61cm" draw:caption-point-y="1.369cm">
              <dc:date>2013-04-21T00:00:00</dc:date>
              <text:p text:style-name="P3">1. Los datos del sistema de juego aparecen en la ventana de ayuda, como parte de la información inicial. </text:p>
              <text:p text:style-name="P3">2. Nos devolvemos al CUS anterior, después de ver y analizar el formulario que se mostró con la ayuda del juego.</text:p>
            </office:annotation>
          </table:table-cell>
          <table:table-cell table:style-name="ce2">
            <office:annotation draw:style-name="gr1" draw:text-style-name="P2" svg:width="12.417cm" svg:height="2.073cm" svg:x="17.96cm" svg:y="0.766cm" draw:caption-point-x="-0.61cm" draw:caption-point-y="1.51cm">
              <dc:date>2013-04-21T00:00:00</dc:date>
              <text:p text:style-name="P3">1. Los datos del sistema de juego aparecen en la ventana de ayuda, como parte de la información inicial.</text:p>
              <text:p text:style-name="P3">2. Nos mantenemos en la pestaña actual del IHS, y no salimos del CUS actual, ya que el usuario no ha decidido continuar.</text:p>
            </office:annotation>
          </table:table-cell>
          <table:table-cell table:number-columns-repeated="2"/>
        </table:table-row>
        <table:table-row table:style-name="ro3">
          <table:table-cell table:style-name="ce2" office:value-type="string">
            <office:annotation draw:style-name="gr1" draw:text-style-name="P2" svg:width="5.601cm" svg:height="1.781cm" svg:x="7.068cm" svg:y="1.304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3"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4">
          <table:table-cell office:value-type="string">
            <text:p>Botón “CONTINUAR”.</text:p>
          </table:table-cell>
          <table:table-cell table:style-name="ce4"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2</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1" draw:text-style-name="P2" svg:width="7.045cm" svg:height="5.349cm" svg:x="12.569cm" svg:y="5.222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modos de juego” sobre los modos de juego que soporta el sistema. </text:p>
              <text:p text:style-name="P3">3. Nos mantenemos en el CUS actual hasta que el usuario termine de revisar la información de la pestaña . </text:p>
              <text:p text:style-name="P3">4. Nos devolvemos al CUS previo.</text:p>
            </office:annotation>
          </table:table-cell>
          <table:table-cell table:style-name="ce2">
            <office:annotation draw:style-name="gr1" draw:text-style-name="P2" svg:width="7.767cm" svg:height="4.881cm" svg:x="17.96cm" svg:y="5.222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modos de juego” sobre los modos de juego que soporta el sistema. </text:p>
              <text:p text:style-name="P3">3. Nos mantenemos en el CUS actual hasta que el usuario termine de revisar la información de la pestaña, ya que todavía no ha decidido continuar. </text:p>
            </office:annotation>
          </table:table-cell>
          <table:table-cell table:style-name="ce2"/>
          <table:table-cell table:style-name="ce6"/>
        </table:table-row>
        <table:table-row table:style-name="ro3">
          <table:table-cell office:value-type="string">
            <office:annotation draw:style-name="gr1" draw:text-style-name="P2" svg:width="5.155cm" svg:height="2.176cm" svg:x="7.068cm" svg:y="5.76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4">
          <table:table-cell office:value-type="string">
            <office:annotation draw:style-name="gr1" draw:text-style-name="P2" svg:width="5.99cm" svg:height="1.781cm" svg:x="7.068cm" svg:y="7.312cm" draw:caption-point-x="-0.61cm" draw:caption-point-y="1.51cm">
              <dc:date>2013-04-21T00:00:00</dc:date>
              <text:p text:style-name="P2"><text:span text:style-name="T1">Esta entrada siempre debe tener el valor de "seleccionada con un click" ya que si no sería imposible ingresar al contexto de este Caso de Prueba.</text:span></text:p>
            </office:annotation>
            <text:p>Pestaña “Modos de juego”.</text:p>
          </table:table-cell>
          <table:table-cell table:style-name="ce6" office:value-type="string">
            <text:p>Seleccionado con un click.</text:p>
          </table:table-cell>
          <table:table-cell table:style-name="ce6" office:value-type="string">
            <text:p><text:span text:style-name="T6">Seleccionado con un click.</text:span></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3</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1" draw:text-style-name="P2" svg:width="11.811cm" svg:height="3.477cm" svg:x="12.569cm" svg:y="10.201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1” sobre las reglas básicas del sistema de juego. </text:p>
              <text:p text:style-name="P3">3. Nos mantenemos en el CUS actual hasta que el usuario termine de revisar la información de la pestaña . </text:p>
              <text:p text:style-name="P3">4. Nos devolvemos al CUS previo.</text:p>
            </office:annotation>
          </table:table-cell>
          <table:table-cell table:style-name="ce2">
            <office:annotation draw:style-name="gr1" draw:text-style-name="P2" svg:width="7.795cm" svg:height="4.881cm" svg:x="17.96cm" svg:y="10.215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1” sobre las reglas básicas del sistema de juego. </text:p>
              <text:p text:style-name="P3">3. Nos mantenemos en el CUS actual hasta que el usuario termine de revisar la información de la pestaña, ya que todavía no ha decidido continuar. </text:p>
            </office:annotation>
          </table:table-cell>
          <table:table-cell table:style-name="ce2"/>
          <table:table-cell table:style-name="ce6"/>
        </table:table-row>
        <table:table-row table:style-name="ro3">
          <table:table-cell office:value-type="string">
            <office:annotation draw:style-name="gr1" draw:text-style-name="P2" svg:width="6.046cm" svg:height="1.781cm" svg:x="7.068cm" svg:y="10.753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2">
          <table:table-cell office:value-type="string">
            <office:annotation draw:style-name="gr1" draw:text-style-name="P2" svg:width="5.601cm" svg:height="2.176cm" svg:x="7.068cm" svg:y="12.305cm" draw:caption-point-x="-0.61cm" draw:caption-point-y="1.51cm">
              <dc:date>2013-04-21T00:00:00</dc:date>
              <text:p text:style-name="P2"><text:span text:style-name="T1">Esta entrada siempre debe tener el valor de "seleccionada con un click" ya que si no sería imposible ingresar al contexto de este Caso de Prueba.</text:span></text:p>
            </office:annotation>
            <text:p>Pestaña “Reglas 1”.</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4</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1" draw:text-style-name="P2" svg:width="11.922cm" svg:height="3.945cm" svg:x="12.569cm" svg:y="15.181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2” sobre las reglas del sistema de juego con dificultad intermedia de entender. </text:p>
              <text:p text:style-name="P3">3. Nos mantenemos en el CUS actual hasta que el usuario termine de revisar la información de la pestaña . </text:p>
              <text:p text:style-name="P3">4. Nos devolvemos al CUS previo.</text:p>
            </office:annotation>
          </table:table-cell>
          <table:table-cell table:style-name="ce2">
            <office:annotation draw:style-name="gr1" draw:text-style-name="P2" svg:width="8.825cm" svg:height="4.413cm" svg:x="17.96cm" svg:y="15.195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2” sobre las reglas del sistema de juego con dificultad intermedia de entender. </text:p>
              <text:p text:style-name="P3">3. Nos mantenemos en el CUS actual hasta que el usuario termine de revisar la información de la pestaña, ya que todavía no ha decidido continuar. </text:p>
            </office:annotation>
          </table:table-cell>
          <table:table-cell/>
          <table:table-cell table:style-name="ce6"/>
        </table:table-row>
        <table:table-row table:style-name="ro3">
          <table:table-cell office:value-type="string">
            <office:annotation draw:style-name="gr1" draw:text-style-name="P2" svg:width="5.601cm" svg:height="1.781cm" svg:x="7.068cm" svg:y="15.733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2">
          <table:table-cell office:value-type="string">
            <office:annotation draw:style-name="gr1" draw:text-style-name="P2" svg:width="6.297cm" svg:height="1.781cm" svg:x="7.068cm" svg:y="17.285cm" draw:caption-point-x="-0.61cm" draw:caption-point-y="1.51cm">
              <dc:date>2013-04-21T00:00:00</dc:date>
              <text:p text:style-name="P2"><text:span text:style-name="T1">Esta entrada siempre debe tener el valor de "seleccionada con un click" ya que si no sería imposible ingresar al contexto de este Caso de Prueba.</text:span></text:p>
            </office:annotation>
            <text:p>Pestaña “Reglas 2”.</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5</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1" draw:text-style-name="P2" svg:width="10.334cm" svg:height="3.945cm" svg:x="12.569cm" svg:y="20.16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3” sobre las reglas del sistema de juego con mayor dificultad de entender. </text:p>
              <text:p text:style-name="P3">3. Nos mantenemos en el CUS actual hasta que el usuario termine de revisar la información de la pestaña . </text:p>
              <text:p text:style-name="P3">4. Nos devolvemos al CUS previo.</text:p>
            </office:annotation>
          </table:table-cell>
          <table:table-cell table:style-name="ce6">
            <office:annotation draw:style-name="gr1" draw:text-style-name="P2" svg:width="8.045cm" svg:height="5.349cm" svg:x="17.96cm" svg:y="20.174cm" draw:caption-point-x="-0.61cm" draw:caption-point-y="1.51cm">
              <dc:date>2013-04-21T00:00:00</dc:date>
              <text:p text:style-name="P3">1. Los datos del sistema de juego aparecen en la ventana de ayuda, como parte de la información inicial. </text:p>
              <text:p text:style-name="P3">2. Se muestra la explicación que contiene la pestaña “Reglas 3” sobre las reglas del sistema de juego con mayor dificultad de entender. </text:p>
              <text:p text:style-name="P3">3. Nos mantenemos en el CUS actual hasta que el usuario termine de revisar la información de la pestaña, ya que todavía no ha decidido continuar. </text:p>
            </office:annotation>
          </table:table-cell>
          <table:table-cell table:style-name="ce6" table:number-columns-repeated="2"/>
        </table:table-row>
        <table:table-row table:style-name="ro3">
          <table:table-cell office:value-type="string">
            <office:annotation draw:style-name="gr1" draw:text-style-name="P2" svg:width="5.851cm" svg:height="1.781cm" svg:x="7.068cm" svg:y="20.712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1">
          <table:table-cell office:value-type="string">
            <office:annotation draw:style-name="gr1" draw:text-style-name="P2" svg:width="6.157cm" svg:height="1.781cm" svg:x="7.068cm" svg:y="22.264cm" draw:caption-point-x="-0.61cm" draw:caption-point-y="1.51cm">
              <dc:date>2013-04-21T00:00:00</dc:date>
              <text:p text:style-name="P2"><text:span text:style-name="T1">Esta entrada siempre debe tener el valor de "seleccionada con un click" ya que si no sería imposible ingresar al contexto de este Caso de Prueba.</text:span></text:p>
            </office:annotation>
            <text:p>Pestaña “Reglas 3”.</text:p>
          </table:table-cell>
          <table:table-cell table:number-columns-repeated="2"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6</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6">
            <office:annotation draw:style-name="gr1" draw:text-style-name="P2" svg:width="13.539cm" svg:height="3.477cm" svg:x="12.569cm" svg:y="25.055cm" draw:caption-point-x="-0.61cm" draw:caption-point-y="1.51cm">
              <dc:date>2013-04-21T00:00:00</dc:date>
              <text:p text:style-name="P4">1. Los datos del sistema de juego aparecen en la ventana de ayuda, como parte de la información inicial. </text:p>
              <text:p text:style-name="P4">2. Se muestran algunos consejos útiles para el jugador sobre técnicas y estrategias para lograr un mejor juego. </text:p>
              <text:p text:style-name="P4">3. Nos mantenemos en el CUS actual hasta que el usuario termine de revisar la información de la pestaña . </text:p>
              <text:p text:style-name="P4">4. Nos devolvemos al CUS previo.</text:p>
            </office:annotation>
          </table:table-cell>
          <table:table-cell table:style-name="ce6">
            <office:annotation draw:style-name="gr1" draw:text-style-name="P2" svg:width="8.602cm" svg:height="4.413cm" svg:x="17.96cm" svg:y="25.069cm" draw:caption-point-x="-0.61cm" draw:caption-point-y="1.51cm">
              <dc:date>2013-04-21T00:00:00</dc:date>
              <text:p text:style-name="P4">1. Los datos del sistema de juego aparecen en la ventana de ayuda, como parte de la información inicial. </text:p>
              <text:p text:style-name="P4">2. Se muestran algunos consejos útiles para el jugador sobre técnicas y estrategias para lograr un mejor juego. </text:p>
              <text:p text:style-name="P4">3. Nos mantenemos en el CUS actual hasta que el usuario termine de revisar la información de la pestaña, ya que todavía no ha decidido continuar. </text:p>
            </office:annotation>
          </table:table-cell>
          <table:table-cell table:style-name="ce6" table:number-columns-repeated="2"/>
        </table:table-row>
        <table:table-row table:style-name="ro3">
          <table:table-cell office:value-type="string">
            <office:annotation draw:style-name="gr1" draw:text-style-name="P2" svg:width="5.74cm" svg:height="1.781cm" svg:x="7.068cm" svg:y="25.607cm" draw:caption-point-x="-0.61cm" draw:caption-point-y="1.51cm">
              <dc:date>2013-04-21T00:00:00</dc:date>
              <text:p text:style-name="P2"><text:span text:style-name="T1">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4">Seleccionada desde el IHS del </text:span></text:p>
            <text:p><text:span text:style-name="T4">CUS Elegir Modo de Juego o </text:span></text:p>
            <text:p><text:span text:style-name="T4">Desde la pantalla de juego en sí.</text:span></text:p>
          </table:table-cell>
          <table:table-cell table:style-name="ce5" office:value-type="string">
            <text:p><text:span text:style-name="T5">Seleccionada desde el IHS del </text:span></text:p>
            <text:p><text:span text:style-name="T5">CUS Elegir Modo de Juego o </text:span></text:p>
            <text:p><text:span text:style-name="T5">Desde la pantalla de juego en sí</text:span></text:p>
          </table:table-cell>
          <table:table-cell table:number-columns-repeated="2"/>
        </table:table-row>
        <table:table-row table:style-name="ro2">
          <table:table-cell office:value-type="string">
            <office:annotation draw:style-name="gr1" draw:text-style-name="P2" svg:width="6.046cm" svg:height="1.781cm" svg:x="7.068cm" svg:y="27.159cm" draw:caption-point-x="-0.61cm" draw:caption-point-y="1.51cm">
              <dc:date>2013-04-21T00:00:00</dc:date>
              <text:p text:style-name="P2"><text:span text:style-name="T1">Esta entrada siempre debe tener el valor de "seleccionada con un click" ya que si no sería imposible ingresar al contexto de este Caso de Prueba.</text:span></text:p>
            </office:annotation>
            <text:p>Pestaña “Consejos”.</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5" table:number-rows-repeated="1048527">
          <table:table-cell table:number-columns-repeated="5"/>
        </table:table-row>
        <table:table-row table:style-name="ro5">
          <table:table-cell table:number-columns-repeated="5"/>
        </table:table-row>
      </table:table>
      <table:table table:name="Editar Cuenta de Usuario - Típico" table:style-name="ta1">
        <table:table-column table:style-name="co5" table:default-cell-style-name="ce6"/>
        <table:table-column table:style-name="co6" table:default-cell-style-name="ce6"/>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9" table:default-cell-style-name="Default"/>
        <table:table-column table:style-name="co6" table:default-cell-style-name="Default"/>
        <table:table-column table:style-name="co10" table:default-cell-style-name="Default"/>
        <table:table-row table:style-name="ro2">
          <table:table-cell table:style-name="ce1" office:value-type="string">
            <office:annotation draw:style-name="gr1" draw:text-style-name="P2" svg:width="11.661cm" svg:height="2.073cm" svg:x="7.648cm" svg:y="0cm" draw:caption-point-x="-0.61cm" draw:caption-point-y="0.01cm">
              <dc:date>2013-04-21T00:00:00</dc:date>
              <text:p text:style-name="P1">Por medio de este CUS el usuario podrá modificar los datos de su perfil de usuario, para así lograr mayor personalización de la cuenta. El usuario podrá modificar datos como el nombre, los apellidos, correo electrónico, entre otros.</text:p>
            </office:annotation>
            <text:p>Descripción:</text:p>
          </table:table-cell>
          <table:table-cell table:number-columns-repeated="8"/>
        </table:table-row>
        <table:table-row table:style-name="ro1">
          <table:table-cell table:style-name="ce1"/>
          <table:table-cell table:style-name="Default"/>
          <table:table-cell table:number-columns-repeated="7"/>
        </table:table-row>
        <table:table-row table:style-name="ro1">
          <table:table-cell table:style-name="ce1" office:value-type="string">
            <text:p>CP-01</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2" draw:text-style-name="P5" svg:width="10.708cm" svg:height="3.477cm" svg:x="10.855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Al estar los campos de la Fecha de Nacimiento llenos, entonces no se producen errores, asumiendo que los demás campos ya tenían valores establecidos.</text:span></text:p>
              <text:p text:style-name="P5"><text:span text:style-name="T2">3. Al hacer click() en GUARDAR nos devolvemos al CUS previo.</text:span></text:p>
            </office:annotation>
          </table:table-cell>
          <table:table-cell table:style-name="ce6">
            <office:annotation draw:style-name="gr3" draw:text-style-name="P5" svg:width="9.09cm" svg:height="4.413cm" svg:x="14.005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table:style-name="ce6">
            <office:annotation draw:style-name="gr3" draw:text-style-name="P5" svg:width="8.867cm" svg:height="4.413cm" svg:x="17.101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office:annotation draw:style-name="gr3" draw:text-style-name="P5" svg:width="9.06cm" svg:height="4.413cm" svg:x="20.279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office:annotation draw:style-name="gr3" draw:text-style-name="P5" svg:width="9.114cm" svg:height="4.413cm" svg:x="23.486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office:annotation draw:style-name="gr3" draw:text-style-name="P5" svg:width="9.14cm" svg:height="4.413cm" svg:x="26.664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office:annotation draw:style-name="gr2" draw:text-style-name="P5" svg:width="9.669cm" svg:height="3.477cm" svg:x="29.871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cell>
            <office:annotation draw:style-name="gr3" draw:text-style-name="P5" svg:width="9.166cm" svg:height="4.413cm" svg:x="33.104cm" svg:y="0.992cm" draw:caption-point-x="-0.61cm" draw:caption-point-y="1.369cm">
              <dc:date>2013-04-19T00:00:00</dc:date>
              <text:p text:style-name="P5"><text:span text:style-name="T2">1. Los datos personales como el nombre, apellidos, correo y sexo aparecen llenos con los datos del usuario. </text:span></text:p>
              <text:p text:style-name="P5"><text:span text:style-name="T2">2. La fecha de nacimiento incompleta genera un mensaje de error, estableciendo que la fecha es inválida, ya que le falta el día, mes o año. </text:span></text:p>
              <text:p text:style-name="P5"><text:span text:style-name="T2">3. Se mantiene el CUS actual hasta que se arregle el problema ó el usuario haga click() en “CANCELAR”.</text:span></text:p>
            </office:annotation>
          </table:table-cell>
        </table:table-row>
        <table:table-row table:style-name="ro4">
          <table:table-cell office:value-type="string">
            <office:annotation draw:style-name="gr4" draw:text-style-name="P2" svg:width="5.361cm" svg:height="1.386cm" svg:x="7.648cm" svg:y="1.389cm" draw:caption-point-x="-0.61cm" draw:caption-point-y="1.51cm">
              <dc:date>2013-04-21T00:00:00</dc:date>
              <text:p text:style-name="P2"><text:span text:style-name="T1">No posee varios valores,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style-name="ce6" office:value-type="string">
            <text:p>Activada</text:p>
          </table:table-cell>
          <table:table-cell table:number-columns-repeated="6" office:value-type="string">
            <text:p>Activada</text:p>
          </table:table-cell>
        </table:table-row>
        <table:table-row table:style-name="ro4">
          <table:table-cell office:value-type="string">
            <text:p>ComboBox “Día Fecha de Nacimiento”</text:p>
          </table:table-cell>
          <table:table-cell office:value-type="string">
            <text:p>Tiene valor</text:p>
          </table:table-cell>
          <table:table-cell office:value-type="string">
            <text:p>No tiene valor</text:p>
          </table:table-cell>
          <table:table-cell table:number-columns-repeated="2" office:value-type="string">
            <text:p>Tiene Valor</text:p>
          </table:table-cell>
          <table:table-cell office:value-type="string">
            <text:p>Tiene valor</text:p>
          </table:table-cell>
          <table:table-cell table:number-columns-repeated="3" office:value-type="string">
            <text:p>No tiene valor</text:p>
          </table:table-cell>
        </table:table-row>
        <table:table-row table:style-name="ro4">
          <table:table-cell office:value-type="string">
            <text:p>ComboBox “Mes Fecha de Nacimiento”</text:p>
          </table:table-cell>
          <table:table-cell office:value-type="string">
            <text:p>Tiene valor</text:p>
          </table:table-cell>
          <table:table-cell table:number-columns-repeated="3" office:value-type="string">
            <text:p>No tiene valor</text:p>
          </table:table-cell>
          <table:table-cell table:number-columns-repeated="3" office:value-type="string">
            <text:p>Tiene valor</text:p>
          </table:table-cell>
          <table:table-cell office:value-type="string">
            <text:p>No tiene valor</text:p>
          </table:table-cell>
        </table:table-row>
        <table:table-row table:style-name="ro4">
          <table:table-cell office:value-type="string">
            <text:p>ComboBox “Año Fecha de Nacimiento”</text:p>
          </table:table-cell>
          <table:table-cell office:value-type="string">
            <text:p>Tiene valor</text:p>
          </table:table-cell>
          <table:table-cell office:value-type="string">
            <text:p>No tiene valor</text:p>
          </table:table-cell>
          <table:table-cell office:value-type="string">
            <text:p>Tiene Valor</text:p>
          </table:table-cell>
          <table:table-cell table:number-columns-repeated="3" office:value-type="string">
            <text:p>No tiene valor</text:p>
          </table:table-cell>
          <table:table-cell table:number-columns-repeated="2" office:value-type="string">
            <text:p>Tiene valor</text:p>
          </table:table-cell>
        </table:table-row>
        <table:table-row table:style-name="ro6">
          <table:table-cell office:value-type="string">
            <office:annotation draw:style-name="gr5" draw:text-style-name="P2" svg:width="4.273cm" svg:height="2.176cm" svg:x="7.648cm" svg:y="3.597cm" draw:caption-point-x="-0.61cm" draw:caption-point-y="1.51cm">
              <dc:date>2013-04-19T00:00:00</dc:date>
              <text:p text:style-name="P2"><text:span text:style-name="T1">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row>
        <table:table-row table:style-name="ro1">
          <table:table-cell table:style-name="Default" table:number-columns-repeated="2"/>
          <table:table-cell table:number-columns-repeated="7"/>
        </table:table-row>
        <table:table-row table:style-name="ro1">
          <table:table-cell table:style-name="ce1" office:value-type="string">
            <text:p>CP-02</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2">
          <table:table-cell table:style-name="Default" office:value-type="string">
            <text:p>Resultados obtenidos</text:p>
          </table:table-cell>
          <table:table-cell table:style-name="Default"/>
          <table:table-cell table:number-columns-repeated="4"/>
          <table:table-cell table:style-name="ce6"/>
          <table:table-cell table:number-columns-repeated="2"/>
        </table:table-row>
        <table:table-row table:style-name="ro2">
          <table:table-cell table:style-name="Default" office:value-type="string">
            <text:p>Resultados esperados</text:p>
          </table:table-cell>
          <table:table-cell table:style-name="Default">
            <office:annotation draw:style-name="gr6" draw:text-style-name="P5" svg:width="7.731cm" svg:height="2.966cm" svg:x="10.855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nos devolvemos al CUS previo.</text:span></text:p>
            </office:annotation>
          </table:table-cell>
          <table:table-cell table:style-name="ce6">
            <office:annotation draw:style-name="gr7" draw:text-style-name="P5" svg:width="7.588cm" svg:height="3.756cm" svg:x="14.005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s a los errores en los datos ingresados por el usuario, nos mantenemos en el IHS del CUS actual hasta que el usuario corrija los errores.</text:span></text:p>
            </office:annotation>
          </table:table-cell>
          <table:table-cell table:style-name="ce6">
            <office:annotation draw:style-name="gr7" draw:text-style-name="P5" svg:width="8.254cm" svg:height="3.756cm" svg:x="17.101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el dato ingresado como Nombre (error de formato), nos mantenemos en el IHS del CUS actual hasta que el usuario corrija el error.</text:span></text:p>
            </office:annotation>
          </table:table-cell>
          <table:table-cell>
            <office:annotation draw:style-name="gr8" draw:text-style-name="P5" svg:width="9.06cm" svg:height="3.361cm" svg:x="20.279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el dato ingresado como Apellidos (error de formato), nos mantenemos en el IHS del CUS actual hasta que el usuario corrija el error.</text:span></text:p>
            </office:annotation>
          </table:table-cell>
          <table:table-cell>
            <office:annotation draw:style-name="gr8" draw:text-style-name="P5" svg:width="9.252cm" svg:height="3.361cm" svg:x="23.486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el dato ingresado como Correo (error de formato), nos mantenemos en el IHS del CUS actual hasta que el usuario corrija el error.</text:span></text:p>
            </office:annotation>
          </table:table-cell>
          <table:table-cell>
            <office:annotation draw:style-name="gr7" draw:text-style-name="P5" svg:width="8.665cm" svg:height="3.756cm" svg:x="26.664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los datos ingresados como Nombre y Apellidos (errores de formato), nos mantenemos en el IHS del CUS actual hasta que el usuario corrija los errores.</text:span></text:p>
            </office:annotation>
          </table:table-cell>
          <table:table-cell>
            <office:annotation draw:style-name="gr9" draw:text-style-name="P5" svg:width="7.241cm" svg:height="4.151cm" svg:x="29.871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los datos ingresados como <text:s/>Apellidos y Correo (errores de formato), nos mantenemos en el IHS del CUS actual hasta que el usuario corrija los errores.</text:span></text:p>
            </office:annotation>
          </table:table-cell>
          <table:table-cell>
            <office:annotation draw:style-name="gr9" draw:text-style-name="P5" svg:width="7.157cm" svg:height="4.151cm" svg:x="33.104cm" svg:y="6.442cm" draw:caption-point-x="-0.61cm" draw:caption-point-y="1.51cm">
              <dc:date>2013-04-21T00:00:00</dc:date>
              <text:p text:style-name="P5"><text:span text:style-name="T1">1. Los datos personales como el nombre, apellidos, correo y sexo aparecen llenos con los datos del usuario. </text:span></text:p>
              <text:p text:style-name="P5"><text:span text:style-name="T1">2. Se aplican las modificaciones indicadas por el usuario en el sistema. </text:span></text:p>
              <text:p text:style-name="P5"><text:span text:style-name="T1">3. Al hacer click() en GUARDAR debido al error en los datos ingresados como Nombre y Correo (errores de formato), nos mantenemos en el IHS del CUS actual hasta que el usuario corrija los errores.</text:span></text:p>
            </office:annotation>
          </table:table-cell>
        </table:table-row>
        <table:table-row table:style-name="ro4">
          <table:table-cell office:value-type="string">
            <office:annotation draw:style-name="gr4" draw:text-style-name="P2" svg:width="6.056cm" svg:height="1.386cm" svg:x="7.648cm" svg:y="6.98cm" draw:caption-point-x="-0.61cm" draw:caption-point-y="1.51cm">
              <dc:date>2013-04-19T00:00:00</dc:date>
              <text:p text:style-name="P2"><text:span text:style-name="T1">Tiene un sólo valor,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number-columns-repeated="7" office:value-type="string">
            <text:p>Activada</text:p>
          </table:table-cell>
        </table:table-row>
        <table:table-row table:style-name="ro7">
          <table:table-cell office:value-type="string">
            <text:p>TextField “Nombre”</text:p>
          </table:table-cell>
          <table:table-cell office:value-type="string">
            <text:p>Tiene una hilera</text:p>
            <text:p>Válida</text:p>
          </table:table-cell>
          <table:table-cell office:value-type="string">
            <text:p>No tiene </text:p>
            <text:p>Hilera válida</text:p>
          </table:table-cell>
          <table:table-cell table:style-name="ce6" office:value-type="string">
            <text:p><text:span text:style-name="T6">No tiene </text:span></text:p>
            <text:p><text:span text:style-name="T6">Hilera válida</text:span></text:p>
          </table:table-cell>
          <table:table-cell office:value-type="string">
            <text:p>Tiene una </text:p>
            <text:p>Hilera válida</text:p>
          </table:table-cell>
          <table:table-cell office:value-type="string">
            <text:p>Tiene una </text:p>
            <text:p>Hilera válida</text:p>
          </table:table-cell>
          <table:table-cell office:value-type="string">
            <text:p>No tiene</text:p>
            <text:p>Hilera válida</text:p>
          </table:table-cell>
          <table:table-cell office:value-type="string">
            <text:p>Tiene una </text:p>
            <text:p>Hilera válida</text:p>
          </table:table-cell>
          <table:table-cell office:value-type="string">
            <text:p>No tiene </text:p>
            <text:p>Hilera válida</text:p>
          </table:table-cell>
        </table:table-row>
        <table:table-row table:style-name="ro8">
          <table:table-cell office:value-type="string">
            <text:p>TextField “Apellidos”</text:p>
          </table:table-cell>
          <table:table-cell office:value-type="string">
            <text:p>Tiene una hilera</text:p>
            <text:p>Válida</text:p>
          </table:table-cell>
          <table:table-cell office:value-type="string">
            <text:p>No tiene </text:p>
            <text:p>Hilera válida</text:p>
          </table:table-cell>
          <table:table-cell table:style-name="ce6" office:value-type="string">
            <text:p><text:span text:style-name="T6">Tiene una </text:span></text:p>
            <text:p><text:span text:style-name="T6">Hilera válida</text:span></text:p>
          </table:table-cell>
          <table:table-cell office:value-type="string">
            <text:p>No tiene </text:p>
            <text:p>Hilera válida</text:p>
          </table:table-cell>
          <table:table-cell office:value-type="string">
            <text:p>Tiene una </text:p>
            <text:p>Hilera válida</text:p>
          </table:table-cell>
          <table:table-cell office:value-type="string">
            <text:p>No tiene </text:p>
            <text:p>Hilera válida</text:p>
          </table:table-cell>
          <table:table-cell office:value-type="string">
            <text:p>No tiene </text:p>
            <text:p>Hilera válida</text:p>
          </table:table-cell>
          <table:table-cell office:value-type="string">
            <text:p>Tiene una </text:p>
            <text:p>Hilera válida</text:p>
          </table:table-cell>
        </table:table-row>
        <table:table-row table:style-name="ro8">
          <table:table-cell office:value-type="string">
            <text:p>TextField “Correo”</text:p>
          </table:table-cell>
          <table:table-cell office:value-type="string">
            <text:p>Tiene un correo</text:p>
            <text:p>Válido</text:p>
          </table:table-cell>
          <table:table-cell office:value-type="string">
            <text:p>No tiene </text:p>
            <text:p>correo válido</text:p>
          </table:table-cell>
          <table:table-cell office:value-type="string">
            <text:p>Tiene un </text:p>
            <text:p>Correo válido</text:p>
          </table:table-cell>
          <table:table-cell office:value-type="string">
            <text:p>Tiene un </text:p>
            <text:p>Correo válido</text:p>
          </table:table-cell>
          <table:table-cell office:value-type="string">
            <text:p>No tiene </text:p>
            <text:p>correo válido</text:p>
          </table:table-cell>
          <table:table-cell table:style-name="ce10" office:value-type="string">
            <text:p><text:span text:style-name="T7">Tiene un </text:span></text:p>
            <text:p><text:span text:style-name="T7">Correo válido</text:span></text:p>
          </table:table-cell>
          <table:table-cell office:value-type="string">
            <text:p>No tiene </text:p>
            <text:p>correo válido</text:p>
          </table:table-cell>
          <table:table-cell office:value-type="string">
            <text:p>No tiene </text:p>
            <text:p>correo válido</text:p>
          </table:table-cell>
        </table:table-row>
        <table:table-row table:style-name="ro8">
          <table:table-cell office:value-type="string">
            <office:annotation draw:style-name="gr5" draw:text-style-name="P2" svg:width="4.496cm" svg:height="2.176cm" svg:x="7.648cm" svg:y="10.692cm" draw:caption-point-x="-0.61cm" draw:caption-point-y="1.51cm">
              <dc:date>2013-04-19T00:00:00</dc:date>
              <text:p text:style-name="P2"><text:span text:style-name="T1">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row>
        <table:table-row table:style-name="ro1">
          <table:table-cell table:style-name="Default" table:number-columns-repeated="2"/>
          <table:table-cell table:number-columns-repeated="7"/>
        </table:table-row>
        <table:table-row table:style-name="ro1">
          <table:table-cell table:style-name="ce1" office:value-type="string">
            <text:p>CP-03</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10" draw:text-style-name="P5" svg:width="11.903cm" svg:height="2.541cm" svg:x="10.855cm" svg:y="13.558cm" draw:caption-point-x="-0.61cm" draw:caption-point-y="1.51cm">
              <dc:date>2013-04-19T00:00:00</dc:date>
              <text:p text:style-name="P5"><text:span text:style-name="T2">1. Los datos personales como el nombre, apellidos, correo y sexo aparecen llenos con los datos del usuario. </text:span></text:p>
              <text:p text:style-name="P5"><text:span text:style-name="T2">2. Al hacer click() en CANCELAR nos devolvemos al CUS previo, pero se mantienen los valores viejos de los campos de datos personales del usuario, ya que las modificaciones se cancelan. </text:span></text:p>
            </office:annotation>
          </table:table-cell>
          <table:table-cell table:style-name="ce6"/>
          <table:table-cell table:number-columns-repeated="6"/>
        </table:table-row>
        <table:table-row table:style-name="ro4">
          <table:table-cell office:value-type="string">
            <office:annotation draw:style-name="gr4" draw:text-style-name="P2" svg:width="5.389cm" svg:height="1.386cm" svg:x="7.648cm" svg:y="14.096cm" draw:caption-point-x="-0.61cm" draw:caption-point-y="1.51cm">
              <dc:date>2013-04-19T00:00:00</dc:date>
              <text:p text:style-name="P2"><text:span text:style-name="T1">Tiene un sólo valor, ya que es un hecho necesario para el caso de prueba</text:span></text:p>
            </office:annotation>
            <text:p>Se llenan los datos (ya establecidos) del formulario de la ventana “Editar Cuenta de Usuario”.</text:p>
          </table:table-cell>
          <table:table-cell office:value-type="string">
            <office:annotation draw:style-name="gr11" draw:text-style-name="P2" svg:width="7.752cm" svg:height="1.781cm" svg:x="10.855cm" svg:y="14.096cm" draw:caption-point-x="-0.61cm" draw:caption-point-y="1.51cm">
              <dc:date>2013-04-19T00:00:00</dc:date>
              <text:p text:style-name="P2"><text:span text:style-name="T1">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4">
          <table:table-cell office:value-type="string">
            <text:p>Usuario ingresa las modificaciones al formulario de datos.</text:p>
          </table:table-cell>
          <table:table-cell office:value-type="string">
            <office:annotation draw:style-name="gr5" draw:text-style-name="P2" svg:width="7.445cm" svg:height="2.176cm" svg:x="10.855cm" svg:y="14.648cm" draw:caption-point-x="-0.61cm" draw:caption-point-y="1.51cm">
              <dc:date>2013-04-19T00:00:00</dc:date>
              <text:p text:style-name="P2"><text:span text:style-name="T1">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8">
          <table:table-cell office:value-type="string">
            <office:annotation draw:style-name="gr11" draw:text-style-name="P2" svg:width="4.693cm" svg:height="1.781cm" svg:x="7.648cm" svg:y="15.2cm" draw:caption-point-x="-0.61cm" draw:caption-point-y="1.51cm">
              <dc:date>2013-04-19T00:00:00</dc:date>
              <text:p text:style-name="P2"><text:span text:style-name="T1">Siempre debe tener estar seleccionado por medio de un click para lograr que el caso de prueba tome efecto.</text:span></text:p>
            </office:annotation>
            <text:p>Botón “CANCELAR”.</text:p>
          </table:table-cell>
          <table:table-cell office:value-type="string">
            <text:p>Seleccionado</text:p>
            <text:p>(click)</text:p>
          </table:table-cell>
          <table:table-cell table:number-columns-repeated="7"/>
        </table:table-row>
        <table:table-row table:style-name="ro1">
          <table:table-cell table:style-name="Default" table:number-columns-repeated="2"/>
          <table:table-cell table:number-columns-repeated="7"/>
        </table:table-row>
        <table:table-row table:style-name="ro1">
          <table:table-cell table:style-name="ce1" office:value-type="string">
            <text:p>CP-04 y CP-05</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12" draw:text-style-name="P5" svg:width="10.626cm" svg:height="3.009cm" svg:x="10.855cm" svg:y="18.066cm" draw:caption-point-x="-0.61cm" draw:caption-point-y="1.51cm">
              <dc:date>2013-04-19T00:00:00</dc:date>
              <text:p text:style-name="P5"><text:span text:style-name="T2">1. Los datos personales como el nombre, apellidos, correo y sexo aparecen llenos con los datos del usuario. </text:span></text:p>
              <text:p text:style-name="P5"><text:span text:style-name="T2">2. Se aplican las modificaciones de contraseña indicadas por el usuario.</text:span></text:p>
              <text:p text:style-name="P5"><text:span text:style-name="T2">3. Al hacer click() en “GUARDAR” nos devolvemos al CUS previo.</text:span></text:p>
            </office:annotation>
          </table:table-cell>
          <table:table-cell table:style-name="ce6">
            <office:annotation draw:style-name="gr13" draw:text-style-name="P5" svg:width="10.401cm" svg:height="3.945cm" svg:x="14.005cm" svg:y="18.066cm" draw:caption-point-x="-0.61cm" draw:caption-point-y="1.51cm">
              <dc:date>2013-04-19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nueva y su respectiva repetición no coinciden. </text:span></text:p>
              <text:p text:style-name="P5"><text:span text:style-name="T2">3. Se mantiene el CUS actual esperando a que el usuario repare el error.</text:span></text:p>
            </office:annotation>
          </table:table-cell>
          <table:table-cell table:style-name="ce6">
            <office:annotation draw:style-name="gr3" draw:text-style-name="P5" svg:width="7.639cm" svg:height="4.413cm" svg:x="17.101cm" svg:y="18.066cm" draw:caption-point-x="-0.61cm" draw:caption-point-y="1.51cm">
              <dc:date>2013-04-19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vieja ingresada no es la correcta.</text:span></text:p>
              <text:p text:style-name="P5"><text:span text:style-name="T2">3. Se mantiene el CUS actual esperando a que el usuario repare el error.</text:span></text:p>
            </office:annotation>
          </table:table-cell>
          <table:table-cell>
            <office:annotation draw:style-name="gr3" draw:text-style-name="P5" svg:width="8.946cm" svg:height="4.413cm" svg:x="20.279cm" svg:y="18.066cm" draw:caption-point-x="-0.61cm" draw:caption-point-y="1.51cm">
              <dc:date>2013-04-19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nueva tiene un formato inválido.</text:span></text:p>
              <text:p text:style-name="P5"><text:span text:style-name="T2">3. Se mantiene el CUS actual esperando a que el usuario repare el error.</text:span></text:p>
            </office:annotation>
          </table:table-cell>
          <table:table-cell>
            <office:annotation draw:style-name="gr12" draw:text-style-name="P5" svg:width="12.621cm" svg:height="3.009cm" svg:x="23.486cm" svg:y="18.066cm" draw:caption-point-x="-0.61cm" draw:caption-point-y="1.51cm">
              <dc:date>2013-04-20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nueva y su respectiva repetición no coinciden. </text:span></text:p>
              <text:p text:style-name="P5"><text:span text:style-name="T2">3. Se mantiene el CUS actual esperando a que el usuario repare el error.</text:span></text:p>
            </office:annotation>
          </table:table-cell>
          <table:table-cell>
            <office:annotation draw:style-name="gr13" draw:text-style-name="P5" svg:width="9.922cm" svg:height="3.945cm" svg:x="26.664cm" svg:y="18.066cm" draw:caption-point-x="-0.61cm" draw:caption-point-y="1.51cm">
              <dc:date>2013-04-20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vieja ingresada no es correcta y la clave nueva tiene un formato inválido</text:span></text:p>
              <text:p text:style-name="P5"><text:span text:style-name="T2">3. Se mantiene el CUS actual esperando a que el usuario repare el error.</text:span></text:p>
            </office:annotation>
          </table:table-cell>
          <table:table-cell>
            <office:annotation draw:style-name="gr13" draw:text-style-name="P5" svg:width="11.368cm" svg:height="3.945cm" svg:x="29.871cm" svg:y="18.066cm" draw:caption-point-x="-0.61cm" draw:caption-point-y="1.51cm">
              <dc:date>2013-04-20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nueva tiene un formato inválido y la repetición de esa clave nueva es diferente a la ingresada.</text:span></text:p>
              <text:p text:style-name="P5"><text:span text:style-name="T2">3. Se mantiene el CUS actual esperando a que el usuario repare el error.</text:span></text:p>
            </office:annotation>
          </table:table-cell>
          <table:table-cell>
            <office:annotation draw:style-name="gr14" draw:text-style-name="P5" svg:width="7.991cm" svg:height="4.881cm" svg:x="33.104cm" svg:y="18.066cm" draw:caption-point-x="-0.61cm" draw:caption-point-y="1.51cm">
              <dc:date>2013-04-20T00:00:00</dc:date>
              <text:p text:style-name="P5"><text:span text:style-name="T2">1. Los datos personales como el nombre, apellidos, correo y sexo aparecen llenos con los datos del usuario. </text:span></text:p>
              <text:p text:style-name="P5"><text:span text:style-name="T2">2. Al darle click en GUARDAR se muestra la ventana “Inconsistencia de claves” la cual produce mensaje de error ya que la clave vieja ingresada no es correcta y la repetición de la clave nueva es errónea.</text:span></text:p>
              <text:p text:style-name="P5"><text:span text:style-name="T2">3. Se mantiene el CUS actual esperando a que el usuario repare el error.</text:span></text:p>
            </office:annotation>
          </table:table-cell>
        </table:table-row>
        <table:table-row table:style-name="ro4">
          <table:table-cell office:value-type="string">
            <office:annotation draw:style-name="gr4" draw:text-style-name="P2" svg:width="5.529cm" svg:height="1.386cm" svg:x="7.648cm" svg:y="18.604cm" draw:caption-point-x="-0.61cm" draw:caption-point-y="1.51cm">
              <dc:date>2013-04-19T00:00:00</dc:date>
              <text:p text:style-name="P2"><text:span text:style-name="T1">Tiene un sólo valor, ya que es un hecho necesario para el caso de prueba</text:span></text:p>
            </office:annotation>
            <text:p>Se llenan los datos (ya establecidos) del formulario de la ventana “Editar Cuenta de Usuario”.</text:p>
          </table:table-cell>
          <table:table-cell office:value-type="string">
            <text:p>Activado </text:p>
          </table:table-cell>
          <table:table-cell table:number-columns-repeated="7" office:value-type="string">
            <text:p>Activado </text:p>
          </table:table-cell>
        </table:table-row>
        <table:table-row table:style-name="ro8">
          <table:table-cell office:value-type="string">
            <text:p>TextField “contraseña vieja”</text:p>
          </table:table-cell>
          <table:table-cell office:value-type="string">
            <text:p>Hilera igual a </text:p>
            <text:p>contraseña vieja</text:p>
          </table:table-cell>
          <table:table-cell office:value-type="string">
            <text:p>Hilera diferente a</text:p>
            <text:p>Contraseña vieja</text:p>
          </table:table-cell>
          <table:table-cell office:value-type="string">
            <text:p>Hilera diferente a</text:p>
            <text:p>Contraseña vieja</text:p>
          </table:table-cell>
          <table:table-cell table:style-name="ce6" office:value-type="string">
            <text:p><text:span text:style-name="T6">Hilera igual a </text:span></text:p>
            <text:p><text:span text:style-name="T6">contraseña vieja</text:span></text:p>
          </table:table-cell>
          <table:table-cell table:style-name="ce6" office:value-type="string">
            <text:p><text:span text:style-name="T6">Hilera igual a </text:span></text:p>
            <text:p><text:span text:style-name="T6">contraseña vieja</text:span></text:p>
          </table:table-cell>
          <table:table-cell office:value-type="string">
            <text:p>Hilera diferente a </text:p>
            <text:p>contraseña vieja.</text:p>
          </table:table-cell>
          <table:table-cell office:value-type="string">
            <text:p><text:span text:style-name="T6">Hilera igual a </text:span></text:p>
            <text:p><text:span text:style-name="T8">contraseña vieja</text:span></text:p>
          </table:table-cell>
          <table:table-cell office:value-type="string">
            <text:p>Hilera diferente a </text:p>
            <text:p>contraseña vieja.</text:p>
          </table:table-cell>
        </table:table-row>
        <table:table-row table:style-name="ro4">
          <table:table-cell office:value-type="string">
            <text:p>TextField “nueva contraseña”</text:p>
          </table:table-cell>
          <table:table-cell office:value-type="string">
            <text:p>Hilera válida</text:p>
          </table:table-cell>
          <table:table-cell office:value-type="string">
            <text:p>Hilera inválida</text:p>
          </table:table-cell>
          <table:table-cell office:value-type="string">
            <text:p>Hilera válida</text:p>
          </table:table-cell>
          <table:table-cell office:value-type="string">
            <text:p>Hilera inválida</text:p>
          </table:table-cell>
          <table:table-cell office:value-type="string">
            <text:p>Hilera válida</text:p>
          </table:table-cell>
          <table:table-cell table:number-columns-repeated="2" office:value-type="string">
            <text:p>Hilera inválida</text:p>
          </table:table-cell>
          <table:table-cell office:value-type="string">
            <text:p>Hilera válida</text:p>
          </table:table-cell>
        </table:table-row>
        <table:table-row table:style-name="ro8">
          <table:table-cell office:value-type="string">
            <text:p>TextField “repita contraseña”</text:p>
          </table:table-cell>
          <table:table-cell office:value-type="string">
            <text:p>Hilera idéntica a la</text:p>
            <text:p>nueva contraseña </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diferente a la</text:p>
            <text:p>Nueva contraseña</text:p>
          </table:table-cell>
        </table:table-row>
        <table:table-row table:style-name="ro8">
          <table:table-cell office:value-type="string">
            <office:annotation draw:style-name="gr5" draw:text-style-name="P2" svg:width="4.554cm" svg:height="2.176cm" svg:x="7.648cm" svg:y="21.815cm" draw:caption-point-x="-0.61cm" draw:caption-point-y="1.51cm">
              <dc:date>2013-04-19T00:00:00</dc:date>
              <text:p text:style-name="P2"><text:span text:style-name="T1">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cell table:style-name="ce6" office:value-type="string">
            <text:p><text:span text:style-name="T6">Seleccionado</text:span></text:p>
            <text:p><text:span text:style-name="T6">(click)</text:span></text:p>
          </table:table-cell>
        </table:table-row>
        <table:table-row table:style-name="ro1">
          <table:table-cell table:style-name="Default" table:number-columns-repeated="2"/>
          <table:table-cell table:number-columns-repeated="3"/>
          <table:table-cell table:style-name="ce9"/>
          <table:table-cell table:number-columns-repeated="3"/>
        </table:table-row>
        <table:table-row table:style-name="ro1">
          <table:table-cell table:style-name="ce7" office:value-type="string">
            <office:annotation draw:style-name="gr5" draw:text-style-name="P2" svg:width="5.503cm" svg:height="2.176cm" svg:x="7.648cm" svg:y="23.321cm" draw:caption-point-x="-0.61cm" draw:caption-point-y="1.51cm">
              <dc:date>2013-04-21T00:00:00</dc:date>
              <text:p text:style-name="P2"><text:span text:style-name="T1">Se observó que este Caso de Prueba estaba muy relacionado con el CP-04, por lo cuál se unificaron en un <text:s/>mismo análisis con más sentido.</text:span></text:p>
            </office:annotation>
            <text:p>CP-05</text:p>
          </table:table-cell>
          <table:table-cell table:style-name="Default"/>
          <table:table-cell table:number-columns-repeated="7"/>
        </table:table-row>
        <table:table-row table:style-name="ro1">
          <table:table-cell table:style-name="ce7" office:value-type="string">
            <text:p>Defectos encontrados</text:p>
          </table:table-cell>
          <table:table-cell table:style-name="Default"/>
          <table:table-cell table:number-columns-repeated="7"/>
        </table:table-row>
        <table:table-row table:style-name="ro1">
          <table:table-cell table:style-name="ce7" office:value-type="string">
            <text:p>Resultados obtenidos</text:p>
          </table:table-cell>
          <table:table-cell table:style-name="Default"/>
          <table:table-cell table:number-columns-repeated="7"/>
        </table:table-row>
        <table:table-row table:style-name="ro2">
          <table:table-cell table:style-name="ce7" office:value-type="string">
            <text:p>Resultados esperados</text:p>
          </table:table-cell>
          <table:table-cell/>
          <table:table-cell table:style-name="ce6"/>
          <table:table-cell table:style-name="ce2"/>
          <table:table-cell table:number-columns-repeated="5"/>
        </table:table-row>
        <table:table-row table:style-name="ro4">
          <table:table-cell table:style-name="ce8" office:value-type="string">
            <text:p>Se llenan los datos (ya establecidos) del formulario de la ventana “Editar Cuenta de Usuario”.</text:p>
          </table:table-cell>
          <table:table-cell table:style-name="Default" office:value-type="string">
            <text:p>*</text:p>
          </table:table-cell>
          <table:table-cell table:number-columns-repeated="7"/>
        </table:table-row>
        <table:table-row table:style-name="ro4">
          <table:table-cell table:style-name="ce8" office:value-type="string">
            <text:p>TextField “contraseña vieja”</text:p>
          </table:table-cell>
          <table:table-cell table:number-columns-repeated="8"/>
        </table:table-row>
        <table:table-row table:style-name="ro4">
          <table:table-cell table:style-name="ce8" office:value-type="string">
            <text:p>TextField “nueva contraseña”</text:p>
          </table:table-cell>
          <table:table-cell table:number-columns-repeated="8"/>
        </table:table-row>
        <table:table-row table:style-name="ro4">
          <table:table-cell table:style-name="ce8" office:value-type="string">
            <text:p>TextField “repita contraseña”</text:p>
          </table:table-cell>
          <table:table-cell table:number-columns-repeated="8"/>
        </table:table-row>
        <table:table-row table:style-name="ro4">
          <table:table-cell table:style-name="ce8" office:value-type="string">
            <text:p>Botón “GUARDAR”.</text:p>
          </table:table-cell>
          <table:table-cell table:number-columns-repeated="8"/>
        </table:table-row>
      </table:table>
      <table:table table:name="Consultar Información del Jugador - Típico" table:style-name="ta1" table:print="false">
        <table:table-column table:style-name="co11" table:default-cell-style-name="ce12"/>
        <table:table-column table:style-name="co2" table:default-cell-style-name="ce12"/>
        <table:table-column table:style-name="co12" table:default-cell-style-name="ce12"/>
        <table:table-column table:style-name="co4" table:number-columns-repeated="1021" table:default-cell-style-name="ce12"/>
        <table:table-row table:style-name="ro2">
          <table:table-cell table:style-name="ce11" office:value-type="string">
            <office:annotation draw:style-name="gr1" draw:text-style-name="P2" svg:width="16.505cm" svg:height="2.541cm" svg:x="8.567cm" svg:y="0cm" draw:caption-point-x="-0.61cm" draw:caption-point-y="0.01cm">
              <dc:date>2013-04-21T00:00:00</dc:date>
              <text:p text:style-name="P1">Por medio de este CUS el jugador podrá consultar las estadísticas de su desempeño desde que inicio como miembro del juego “Damas Chinas”. Dentro de este CUS el jugador podrá observar datos como datos de partidas “ganadas”, “perdidas” y “empatadas” tanto a nivel de torneos como a nivel de partidas simples. Además existirá una opción IMPRIMIR que le posibilita al jugador imprimir un informe con sus estadísticas de juegos y datos personales.</text:p>
            </office:annotation>
            <text:p>Descripción:</text:p>
          </table:table-cell>
          <table:table-cell table:number-columns-repeated="1023"/>
        </table:table-row>
        <table:table-row table:style-name="ro2">
          <table:table-cell table:style-name="ce11"/>
          <table:table-cell table:number-columns-repeated="1023"/>
        </table:table-row>
        <table:table-row table:style-name="ro2">
          <table:table-cell table:style-name="ce11" office:value-type="string">
            <text:p>CP-01 y CP-02</text:p>
          </table:table-cell>
          <table:table-cell table:number-columns-repeated="1023"/>
        </table:table-row>
        <table:table-row table:style-name="ro9">
          <table:table-cell office:value-type="string">
            <text:p>Defectos encontrados</text:p>
          </table:table-cell>
          <table:table-cell table:number-columns-repeated="1023"/>
        </table:table-row>
        <table:table-row table:style-name="ro9">
          <table:table-cell office:value-type="string">
            <text:p>Resultados obtenidos</text:p>
          </table:table-cell>
          <table:table-cell table:number-columns-repeated="1023"/>
        </table:table-row>
        <table:table-row table:style-name="ro9">
          <table:table-cell office:value-type="string">
            <text:p>Resultados esperados</text:p>
          </table:table-cell>
          <table:table-cell table:style-name="ce5">
            <office:annotation draw:style-name="gr15" draw:text-style-name="P6" svg:width="7.954cm" svg:height="8.157cm" svg:x="14.069cm" svg:y="1.147cm" draw:caption-point-x="-0.61cm" draw:caption-point-y="1.51cm">
              <dc:date>2013-04-19T00:00:00</dc:date>
              <text:p text:style-name="P6"><text:span text:style-name="T3">1. Los datos personales como el nombre, correo y alias aparecen llenos con los datos del usuario.</text:span></text:p>
              <text:p text:style-name="P6"><text:span text:style-name="T3">2. Las estadísticas del desempeno del jugador aparecen reflejados en los campos “ganados”, “perdidos” y “empatados” tanto a nivel de Partidas como a nivel de Torneos.</text:span></text:p>
              <text:p text:style-name="P6"><text:span text:style-name="T3">3. La tabla de “partidas y torneos en proceso” aparece llena con las partidas suspendidas por el jugador ya sea desde una partida simple o un torneo.</text:span></text:p>
              <text:p text:style-name="P6"><text:span text:style-name="T3">4. Al hacer click en “IMPRIMIR” se abre la pantalla “Confirmación de impresión”, luego de darle “OK” se manda a imprimir el informe.</text:span></text:p>
              <text:p text:style-name="P6"><text:span text:style-name="T3">5. Nos mantenemos en el CUS actual, “Consultar Información del jugador”.</text:span></text:p>
            </office:annotation>
          </table:table-cell>
          <table:table-cell table:style-name="ce5">
            <office:annotation draw:style-name="gr16" draw:text-style-name="P5" svg:width="7.538cm" svg:height="8.625cm" svg:x="19.514cm" svg:y="1.147cm" draw:caption-point-x="-0.61cm" draw:caption-point-y="1.51cm">
              <dc:date>2013-04-19T00:00:00</dc:date>
              <text:p text:style-name="P5"><text:span text:style-name="T3">1. Los datos personales como el nombre, correo y alias aparecen llenos con los datos del usuario.</text:span></text:p>
              <text:p text:style-name="P5"><text:span text:style-name="T3">2. Las estadísticas del desempeno del jugador aparecen reflejados en los campos “ganados”, “perdidos” y “empatados” tanto a nivel de Partidas como a nivel de Torneos.</text:span></text:p>
              <text:p text:style-name="P5"><text:span text:style-name="T3">3. La tabla de “partidas y torneos en proceso” aparece llena con las partidas suspendidas por el jugador ya sea desde una partida simple o un torneo.</text:span></text:p>
              <text:p text:style-name="P5"><text:span text:style-name="T3">4. Al hacer click en “IMPRIMIR” se abre la pantalla “Confirmación de impresión”, luego de darle “CANCELAR” NO se manda a imprimir el informe.</text:span></text:p>
              <text:p text:style-name="P5"><text:span text:style-name="T3">5. Nos mantenemos en el CUS actual, “Consultar Información del jugador”.</text:span></text:p>
            </office:annotation>
          </table:table-cell>
          <table:table-cell table:style-name="ce5" table:number-columns-repeated="3"/>
          <table:table-cell table:number-columns-repeated="1018"/>
        </table:table-row>
        <table:table-row table:style-name="ro8">
          <table:table-cell table:style-name="ce13" office:value-type="string">
            <text:p>Ventana “Consultar información del jugador”</text:p>
          </table:table-cell>
          <table:table-cell table:style-name="ce5" office:value-type="string">
            <text:p>Seleccionada desde el IHS del </text:p>
            <text:p>CUS elegir modo de juego</text:p>
          </table:table-cell>
          <table:table-cell table:style-name="ce5" office:value-type="string">
            <text:p><text:span text:style-name="T9">Seleccionada desde el IHS del </text:span></text:p>
            <text:p><text:span text:style-name="T9">CUS elegir modo de juego</text:span></text:p>
          </table:table-cell>
          <table:table-cell table:number-columns-repeated="1021"/>
        </table:table-row>
        <table:table-row table:style-name="ro4">
          <table:table-cell table:style-name="ce5" office:value-type="string">
            <text:p>Botón “IMPRIMIR”</text:p>
          </table:table-cell>
          <table:table-cell table:style-name="ce5" office:value-type="string">
            <text:p>Seleccionado con un Click</text:p>
          </table:table-cell>
          <table:table-cell office:value-type="string">
            <text:p>Seleccionado con un Click</text:p>
          </table:table-cell>
          <table:table-cell table:number-columns-repeated="1021"/>
        </table:table-row>
        <table:table-row table:style-name="ro9">
          <table:table-cell table:style-name="ce13" office:value-type="string">
            <text:p>Ventana “Confirmación de impresión”</text:p>
          </table:table-cell>
          <table:table-cell table:style-name="ce5" office:value-type="string">
            <text:p>OK seleccionado</text:p>
          </table:table-cell>
          <table:table-cell office:value-type="string">
            <text:p>CANCELAR seleccionado</text:p>
          </table:table-cell>
          <table:table-cell table:number-columns-repeated="1021"/>
        </table:table-row>
        <table:table-row table:style-name="ro2">
          <table:table-cell table:style-name="ce13"/>
          <table:table-cell table:style-name="ce5"/>
          <table:table-cell table:number-columns-repeated="1022"/>
        </table:table-row>
        <table:table-row table:style-name="ro2">
          <table:table-cell table:style-name="ce14" office:value-type="string">
            <office:annotation draw:style-name="gr5" draw:text-style-name="P2" svg:width="5.374cm" svg:height="2.176cm" svg:x="8.567cm" svg:y="4.324cm" draw:caption-point-x="-0.61cm" draw:caption-point-y="1.51cm">
              <dc:date>2013-04-21T00:00:00</dc:date>
              <text:p text:style-name="P2"><text:span text:style-name="T1">Se observó que este Caso de Prueba estaba muy relacionado con el CP-01, por lo cuál se unificaron en un <text:s/>mismo análisis con más sentido.</text:span></text:p>
            </office:annotation>
            <text:p>CP-02</text:p>
          </table:table-cell>
          <table:table-cell table:style-name="ce5"/>
          <table:table-cell table:number-columns-repeated="1022"/>
        </table:table-row>
        <table:table-row table:style-name="ro2">
          <table:table-cell table:style-name="ce15" office:value-type="string">
            <text:p>Defectos encontrados</text:p>
          </table:table-cell>
          <table:table-cell table:style-name="ce5"/>
          <table:table-cell table:number-columns-repeated="1022"/>
        </table:table-row>
        <table:table-row table:style-name="ro2">
          <table:table-cell table:style-name="ce15" office:value-type="string">
            <text:p>Resultados obtenidos</text:p>
          </table:table-cell>
          <table:table-cell table:style-name="ce5"/>
          <table:table-cell table:number-columns-repeated="1022"/>
        </table:table-row>
        <table:table-row table:style-name="ro2">
          <table:table-cell table:style-name="ce15" office:value-type="string">
            <text:p>Resultados esperados</text:p>
          </table:table-cell>
          <table:table-cell table:style-name="ce5"/>
          <table:table-cell table:number-columns-repeated="1022"/>
        </table:table-row>
        <table:table-row table:style-name="ro4">
          <table:table-cell table:style-name="ce16" office:value-type="string">
            <text:p>Ventana “Consultar información del jugador”</text:p>
          </table:table-cell>
          <table:table-cell table:style-name="ce5"/>
          <table:table-cell table:number-columns-repeated="1022"/>
        </table:table-row>
        <table:table-row table:style-name="ro4">
          <table:table-cell table:style-name="ce17" office:value-type="string">
            <text:p>Botón “IMPRIMIR”</text:p>
          </table:table-cell>
          <table:table-cell table:style-name="ce5"/>
          <table:table-cell table:number-columns-repeated="1022"/>
        </table:table-row>
        <table:table-row table:style-name="ro4">
          <table:table-cell table:style-name="ce16" office:value-type="string">
            <text:p>Ventana “Confirmación de impresión”</text:p>
          </table:table-cell>
          <table:table-cell table:style-name="ce5"/>
          <table:table-cell table:number-columns-repeated="1022"/>
        </table:table-row>
        <table:table-row table:style-name="ro9">
          <table:table-cell table:number-columns-repeated="1024"/>
        </table:table-row>
        <table:table-row table:style-name="ro2">
          <table:table-cell table:style-name="ce11" office:value-type="string">
            <text:p>CP-03</text:p>
          </table:table-cell>
          <table:table-cell table:number-columns-repeated="1023"/>
        </table:table-row>
        <table:table-row table:style-name="ro9">
          <table:table-cell office:value-type="string">
            <text:p>Defectos encontrados</text:p>
          </table:table-cell>
          <table:table-cell table:number-columns-repeated="1023"/>
        </table:table-row>
        <table:table-row table:style-name="ro9">
          <table:table-cell office:value-type="string">
            <text:p>Resultados obtenidos</text:p>
          </table:table-cell>
          <table:table-cell table:number-columns-repeated="1023"/>
        </table:table-row>
        <table:table-row table:style-name="ro9">
          <table:table-cell office:value-type="string">
            <text:p>Resultados esperados</text:p>
          </table:table-cell>
          <table:table-cell table:style-name="ce5">
            <office:annotation draw:style-name="gr17" draw:text-style-name="P6" svg:width="7.364cm" svg:height="7.221cm" svg:x="14.069cm" svg:y="10.221cm" draw:caption-point-x="-0.61cm" draw:caption-point-y="1.51cm">
              <dc:date>2013-04-19T00:00:00</dc:date>
              <text:p text:style-name="P6"><text:span text:style-name="T3">1. Los datos personales como el nombre, correo y alias aparecen llenos con los datos del usuario. </text:span></text:p>
              <text:p text:style-name="P6"><text:span text:style-name="T3">2. Las estadísticas del desempeno del jugador aparecen reflejados en los campos “ganados”, “perdidos” y “empatados” tanto a nivel de Partidas como a nivel de Torneos. </text:span></text:p>
              <text:p text:style-name="P6"><text:span text:style-name="T3">3. La tabla de “partidas y torneos en proceso” aparece llena con las partidas suspendidas por el jugador ya sea desde una partida simple o un torneo. </text:span></text:p>
              <text:p text:style-name="P6"><text:span text:style-name="T3">4. Al hacer click en “CONTINUAR” nos devolvemos al CUS previo, que era “Elegir modo de juego”.</text:span></text:p>
            </office:annotation>
          </table:table-cell>
          <table:table-cell table:style-name="ce5">
            <office:annotation draw:style-name="gr18" draw:text-style-name="P5" svg:width="6.466cm" svg:height="7.689cm" svg:x="19.514cm" svg:y="10.221cm" draw:caption-point-x="-0.61cm" draw:caption-point-y="1.51cm">
              <dc:date>2013-04-19T00:00:00</dc:date>
              <text:p text:style-name="P5"><text:span text:style-name="T3">1. Los datos personales como el nombre, correo y alias aparecen llenos con los datos del usuario. </text:span></text:p>
              <text:p text:style-name="P5"><text:span text:style-name="T3">2. Las estadísticas del desempeno del jugador aparecen reflejados en los campos “ganados”, “perdidos” y “empatados” tanto a nivel de Partidas como a nivel de Torneos. </text:span></text:p>
              <text:p text:style-name="P5"><text:span text:style-name="T3">3. La tabla de “partidas y torneos en proceso” aparece llena con las partidas suspendidas por el jugador ya sea desde una partida simple o un torneo. </text:span></text:p>
              <text:p text:style-name="P5"><text:span text:style-name="T3">4. Al NO hacer click en “CONTINUAR” nos mantenemos en el CUS actual.</text:span></text:p>
            </office:annotation>
          </table:table-cell>
          <table:table-cell table:style-name="ce5" table:number-columns-repeated="2"/>
          <table:table-cell table:number-columns-repeated="1019"/>
        </table:table-row>
        <table:table-row table:style-name="ro8">
          <table:table-cell table:style-name="ce5" office:value-type="string">
            <text:p>Ventana “Consultar información del jugador”</text:p>
          </table:table-cell>
          <table:table-cell table:style-name="ce5" office:value-type="string">
            <text:p>Seleccionada desde el IHS del </text:p>
            <text:p>CUS elegir modo de juego</text:p>
          </table:table-cell>
          <table:table-cell table:style-name="ce5" office:value-type="string">
            <text:p><text:span text:style-name="T9">Seleccionada desde el IHS del </text:span></text:p>
            <text:p><text:span text:style-name="T9">CUS elegir modo de juego</text:span></text:p>
          </table:table-cell>
          <table:table-cell table:number-columns-repeated="1021"/>
        </table:table-row>
        <table:table-row table:style-name="ro9">
          <table:table-cell table:style-name="ce5" office:value-type="string">
            <text:p>Botón “CONTINUAR”</text:p>
          </table:table-cell>
          <table:table-cell table:style-name="ce5" office:value-type="string">
            <text:p>Click</text:p>
          </table:table-cell>
          <table:table-cell office:value-type="string">
            <text:p>No se le da Click</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Elegir Modo de Juego -Típico" table:style-name="ta1" table:print="false">
        <table:table-column table:style-name="co5" table:default-cell-style-name="Default"/>
        <table:table-column table:style-name="co13" table:default-cell-style-name="Default"/>
        <table:table-column table:style-name="co14" table:default-cell-style-name="Default"/>
        <table:table-column table:style-name="co7" table:default-cell-style-name="Default"/>
        <table:table-column table:style-name="co15" table:default-cell-style-name="Default"/>
        <table:table-column table:style-name="co4" table:number-columns-repeated="2" table:default-cell-style-name="Default"/>
        <table:table-row table:style-name="ro1">
          <table:table-cell table:style-name="ce1" office:value-type="string">
            <office:annotation draw:style-name="gr1" draw:text-style-name="P2" svg:width="13.067cm" svg:height="2.541cm" svg:x="7.648cm" svg:y="0cm" draw:caption-point-x="-0.61cm" draw:caption-point-y="0.01cm">
              <dc:date>2013-04-21T00:00:00</dc:date>
              <text:p text:style-name="P1">El jugador tendrá acceso a un menú￺ de opciones primarias para hacer uso del sistema de juego; ya que desde aquí podrá realizar tareas como hacer consultas a la ayuda, información del jugador, crear partidas o torneos, reanudar partidas guardadas, unirse a partidas o torneos, y editar los datos del mismo usuario.</text:p>
            </office:annotation>
            <text:p>Descripción:</text:p>
          </table:table-cell>
          <table:table-cell table:number-columns-repeated="6"/>
        </table:table-row>
        <table:table-row table:style-name="ro1">
          <table:table-cell table:style-name="ce1"/>
          <table:table-cell table:number-columns-repeated="6"/>
        </table:table-row>
        <table:table-row table:style-name="ro1">
          <table:table-cell table:style-name="ce1" office:value-type="string">
            <text:p>CP-01</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14" draw:text-style-name="P5" svg:width="13.399cm" svg:height="4.881cm" svg:x="12.899cm" svg:y="0.907cm" draw:caption-point-x="-0.61cm" draw:caption-point-y="1.369cm">
              <dc:date>2013-04-20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text:span></text:p>
              <text:p text:style-name="P5"><text:span text:style-name="T2">3. Se muestra el campo USUARIO con el alias del jugador autenticado.</text:span></text:p>
              <text:p text:style-name="P5"><text:span text:style-name="T2">4. Se debería <text:s/>mostrar la tabla de partidas disponibles actualizada. </text:span></text:p>
              <text:p text:style-name="P5"><text:span text:style-name="T2">5. El campo “ELECCIÓN” aparece lleno con el nombre de la partida seleccionada de la tabla. </text:span></text:p>
              <text:p text:style-name="P5"><text:span text:style-name="T2">6. Al darle click en “Unirse a Partida” se entrará a la sala de espera de la partida si todavía hacen falta jugadores, sino inicia el Juego automáticamente.</text:span></text:p>
            </office:annotation>
          </table:table-cell>
          <table:table-cell table:style-name="ce6">
            <office:annotation draw:style-name="gr14" draw:text-style-name="P5" svg:width="11.899cm" svg:height="4.881cm" svg:x="18.207cm" svg:y="0.907cm" draw:caption-point-x="-0.61cm" draw:caption-point-y="1.369cm">
              <dc:date>2013-04-20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text:span></text:p>
              <text:p text:style-name="P5"><text:span text:style-name="T2">3. Se muestra el campo USUARIO con el alias del jugador autenticado.</text:span></text:p>
              <text:p text:style-name="P5"><text:span text:style-name="T2">4. Se debería <text:s/>mostrar la tabla de partidas disponibles actualizada. </text:span></text:p>
              <text:p text:style-name="P5"><text:span text:style-name="T2">5. El campo “ELECCIÓN” aparece vacío, sin valor. </text:span></text:p>
              <text:p text:style-name="P5"><text:span text:style-name="T2">6. Al darle click en el botón “Unirse a Partida” no se podrá continuar ya que no se ha especificado la partida a la cual se quiere ingresar.</text:span></text:p>
            </office:annotation>
          </table:table-cell>
          <table:table-cell table:style-name="ce6" table:number-columns-repeated="3"/>
          <table:table-cell/>
        </table:table-row>
        <table:table-row table:style-name="ro8">
          <table:table-cell table:style-name="ce6" office:value-type="string">
            <office:annotation draw:style-name="gr11" draw:text-style-name="P2" svg:width="6.06cm" svg:height="1.781cm" svg:x="7.648cm" svg:y="1.304cm" draw:caption-point-x="-0.61cm" draw:caption-point-y="1.51cm">
              <dc:date>2013-04-21T00:00:00</dc:date>
              <text:p text:style-name="P2"><text:span text:style-name="T1">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text:p>
            <text:p>Con un click</text:p>
          </table:table-cell>
          <table:table-cell office:value-type="string">
            <text:p>Seleccionado </text:p>
            <text:p>Con un click</text:p>
          </table:table-cell>
          <table:table-cell table:number-columns-repeated="4"/>
        </table:table-row>
        <table:table-row table:style-name="ro8">
          <table:table-cell table:style-name="ce6" office:value-type="string">
            <text:p>Tabla de partidas disponibles</text:p>
          </table:table-cell>
          <table:table-cell table:style-name="ce6" office:value-type="string">
            <text:p>Alguna partida</text:p>
            <text:p>Seleccionada</text:p>
          </table:table-cell>
          <table:table-cell office:value-type="string">
            <text:p>Ninguna partida</text:p>
            <text:p>Seleccionada</text:p>
          </table:table-cell>
          <table:table-cell table:number-columns-repeated="4"/>
        </table:table-row>
        <table:table-row table:style-name="ro8">
          <table:table-cell table:style-name="ce6" office:value-type="string">
            <office:annotation draw:style-name="gr5" draw:text-style-name="P2" svg:width="3.971cm" svg:height="2.176cm" svg:x="7.648cm" svg:y="3.41cm" draw:caption-point-x="-0.61cm" draw:caption-point-y="1.51cm">
              <dc:date>2013-04-20T00:00:00</dc:date>
              <text:p text:style-name="P2"><text:span text:style-name="T1">Esta entrada siempre debe tener el valor de seleccionado ya que sólo así toma efecto el caso de prueba</text:span></text:p>
            </office:annotation>
            <text:p>Botón “Unirse a la Partida”</text:p>
          </table:table-cell>
          <table:table-cell table:style-name="ce6"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2</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14" draw:text-style-name="P5" svg:width="15.806cm" svg:height="4.881cm" svg:x="12.899cm" svg:y="6.276cm" draw:caption-point-x="-0.61cm" draw:caption-point-y="1.51cm">
              <dc:date>2013-04-20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 </text:span></text:p>
              <text:p text:style-name="P5"><text:span text:style-name="T2">3. Se muestra la tabla de partidas disponibles actualizada. </text:span></text:p>
              <text:p text:style-name="P5"><text:span text:style-name="T2">4. El campo “ELECCIÓN” aparece lleno con el nombre de la partida seleccionada de la tabla. </text:span></text:p>
              <text:p text:style-name="P5"><text:span text:style-name="T2">5. Al darle click en “CANCELAR” se sale de la ventana actual de “Unirse a Partida”, y se devuelve al CUS “Elegir modo de Juego”, sin importan que hay una partida seleccionada de la tabla.</text:span></text:p>
            </office:annotation>
          </table:table-cell>
          <table:table-cell table:style-name="ce6">
            <office:annotation draw:style-name="gr3" draw:text-style-name="P5" svg:width="11.76cm" svg:height="4.413cm" svg:x="18.207cm" svg:y="6.276cm" draw:caption-point-x="-0.61cm" draw:caption-point-y="1.51cm">
              <dc:date>2013-04-20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 </text:span></text:p>
              <text:p text:style-name="P5"><text:span text:style-name="T2">3. Se muestra la tabla de partidas disponibles actualizada. </text:span></text:p>
              <text:p text:style-name="P5"><text:span text:style-name="T2">4. El campo “ELECCIÓN” aparece vacío, sin valor alguno.</text:span></text:p>
              <text:p text:style-name="P5"><text:span text:style-name="T2">5. Al darle click en “CANCELAR” se sale de la ventana actual de “Unirse a Partida”, y se devuelve al CUS “Elegir modo de Juego”, sin importar que no haya una partida seleccionada.</text:span></text:p>
            </office:annotation>
          </table:table-cell>
          <table:table-cell table:style-name="ce6" table:number-columns-repeated="3"/>
          <table:table-cell/>
        </table:table-row>
        <table:table-row table:style-name="ro8">
          <table:table-cell table:style-name="ce6" office:value-type="string">
            <office:annotation draw:style-name="gr11" draw:text-style-name="P2" svg:width="6.506cm" svg:height="1.781cm" svg:x="7.648cm" svg:y="6.814cm" draw:caption-point-x="-0.61cm" draw:caption-point-y="1.51cm">
              <dc:date>2013-04-20T00:00:00</dc:date>
              <text:p text:style-name="P2"><text:span text:style-name="T1">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text:p>
            <text:p>Con un click</text:p>
          </table:table-cell>
          <table:table-cell office:value-type="string">
            <text:p>Seleccionado </text:p>
            <text:p>Con un click</text:p>
          </table:table-cell>
          <table:table-cell table:number-columns-repeated="4"/>
        </table:table-row>
        <table:table-row table:style-name="ro8">
          <table:table-cell table:style-name="ce6" office:value-type="string">
            <text:p>Tabla de partidas disponibles</text:p>
          </table:table-cell>
          <table:table-cell table:style-name="ce6" office:value-type="string">
            <text:p>Alguna partida</text:p>
            <text:p>Seleccionada</text:p>
          </table:table-cell>
          <table:table-cell office:value-type="string">
            <text:p>Ninguna partida</text:p>
            <text:p>Seleccionada</text:p>
          </table:table-cell>
          <table:table-cell table:number-columns-repeated="4"/>
        </table:table-row>
        <table:table-row table:style-name="ro8">
          <table:table-cell table:style-name="ce6" office:value-type="string">
            <office:annotation draw:style-name="gr11" draw:text-style-name="P2" svg:width="5.057cm" svg:height="1.781cm" svg:x="7.648cm" svg:y="8.921cm" draw:caption-point-x="-0.61cm" draw:caption-point-y="1.51cm">
              <dc:date>2013-04-20T00:00:00</dc:date>
              <text:p text:style-name="P2"><text:span text:style-name="T1">Esta entrada siempre debe tener el valor de "seleccionado con un click" ya que sólo así toma efecto el caso de prueba</text:span></text:p>
            </office:annotation>
            <text:p>Botón “CANCELAR”</text:p>
          </table:table-cell>
          <table:table-cell table:style-name="ce6"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6"/>
          <table:table-cell table:style-name="ce9"/>
        </table:table-row>
        <table:table-row table:style-name="ro1">
          <table:table-cell table:style-name="ce1" office:value-type="string">
            <text:p>CP-03</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19" draw:text-style-name="P5" svg:width="8.172cm" svg:height="2.073cm" svg:x="12.899cm" svg:y="11.787cm" draw:caption-point-x="-0.61cm" draw:caption-point-y="1.51cm">
              <dc:date>2013-04-20T00:00:00</dc:date>
              <text:p text:style-name="P5"><text:span text:style-name="T2">1. Se cierra sesión. </text:span></text:p>
              <text:p text:style-name="P5"><text:span text:style-name="T2">2. El juego multiusuario multisesión se devuelve a la pantalla de “Log In” del sistema. Se retorna al CUS previo.</text:span></text:p>
            </office:annotation>
          </table:table-cell>
          <table:table-cell table:style-name="ce2">
            <office:annotation draw:style-name="gr19" draw:text-style-name="P5" svg:width="4.962cm" svg:height="2.073cm" svg:x="18.207cm" svg:y="11.787cm" draw:caption-point-x="-0.61cm" draw:caption-point-y="1.51cm">
              <dc:date>2013-04-20T00:00:00</dc:date>
              <text:p text:style-name="P5"><text:span text:style-name="T2">1. El juego multiusuario multisesión se mantiene en el CUS “Elegir Modo de Juego”</text:span></text:p>
            </office:annotation>
          </table:table-cell>
          <table:table-cell table:number-columns-repeated="4"/>
        </table:table-row>
        <table:table-row table:style-name="ro8">
          <table:table-cell table:style-name="ce6" office:value-type="string">
            <text:p>Botón “Cerrar Sesión”</text:p>
          </table:table-cell>
          <table:table-cell table:style-name="ce6" office:value-type="string">
            <text:p>Seleccionado </text:p>
            <text:p>Con un click</text:p>
          </table:table-cell>
          <table:table-cell office:value-type="string">
            <text:p>NO seleccionado</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4</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12" draw:text-style-name="P5" svg:width="8.757cm" svg:height="3.009cm" svg:x="12.899cm" svg:y="15.191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se rellena con la partida seleccionada. </text:span></text:p>
              <text:p text:style-name="P5"><text:span text:style-name="T2">3. Después de hacer click en “Jugar” se continua con el CUS “Jugar Partida”. </text:span></text:p>
            </office:annotation>
          </table:table-cell>
          <table:table-cell table:style-name="ce6">
            <office:annotation draw:style-name="gr3" draw:text-style-name="P5" svg:width="7.023cm" svg:height="4.413cm" svg:x="18.207cm" svg:y="15.191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no tiene un valor asignado.</text:span></text:p>
              <text:p text:style-name="P5"><text:span text:style-name="T2">3. Después de hacer click en “Jugar” no se puede continuar, por lo cual nos mantenemos en la ventana actual “Reanudar partida”.</text:span></text:p>
            </office:annotation>
          </table:table-cell>
          <table:table-cell table:style-name="ce6">
            <office:annotation draw:style-name="gr2" draw:text-style-name="P5" svg:width="9.084cm" svg:height="3.477cm" svg:x="21.357cm" svg:y="15.191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tiene un valor asignado que se relaciona con una partida guardada..</text:span></text:p>
              <text:p text:style-name="P5"><text:span text:style-name="T2">3. Como no se <text:s/>hace click en “Jugar” no se puede continuar, por lo cual nos mantenemos en la ventana actual “Reanudar partida”.</text:span></text:p>
            </office:annotation>
          </table:table-cell>
          <table:table-cell>
            <office:annotation draw:style-name="gr13" draw:text-style-name="P5" svg:width="8.359cm" svg:height="3.945cm" svg:x="24.895cm" svg:y="15.191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no tiene un valor asignado.</text:span></text:p>
              <text:p text:style-name="P5"><text:span text:style-name="T2">3. Como no se <text:s/>hace click en “Jugar” y no se ha elegido una “partida guardada” entonces no se puede continuar, por lo cual nos mantenemos en la ventana actual “Reanudar partida”.</text:span></text:p>
            </office:annotation>
          </table:table-cell>
          <table:table-cell table:number-columns-repeated="2"/>
        </table:table-row>
        <table:table-row table:style-name="ro8">
          <table:table-cell table:style-name="ce6" office:value-type="string">
            <office:annotation draw:style-name="gr5" draw:text-style-name="P2" svg:width="5.726cm" svg:height="2.176cm" svg:x="7.648cm" svg:y="15.729cm" draw:caption-point-x="-0.61cm" draw:caption-point-y="1.51cm">
              <dc:date>2013-04-20T00:00:00</dc:date>
              <text:p text:style-name="P2"><text:span text:style-name="T1">Esta entrada siempre debe tener el valor de "seleccionado con un click" ya que si no sería imposible ingresar al contexto de este Caso de Prueba</text:span></text:p>
            </office:annotation>
            <text:p>Botón “Reanudar Partida” del menú principal.</text:p>
          </table:table-cell>
          <table:table-cell table:style-name="ce6" office:value-type="string">
            <text:p>Seleccionado </text:p>
            <text:p>Con un click</text:p>
          </table:table-cell>
          <table:table-cell table:style-name="ce6" office:value-type="string">
            <text:p><text:span text:style-name="T6">Seleccionado </text:span></text:p>
            <text:p><text:span text:style-name="T6">Con un click</text:span></text:p>
          </table:table-cell>
          <table:table-cell table:style-name="ce6" office:value-type="string">
            <text:p><text:span text:style-name="T6">Seleccionado </text:span></text:p>
            <text:p><text:span text:style-name="T6">Con un click</text:span></text:p>
          </table:table-cell>
          <table:table-cell table:style-name="ce6" office:value-type="string">
            <text:p><text:span text:style-name="T6">Seleccionado </text:span></text:p>
            <text:p><text:span text:style-name="T6">Con un click</text:span></text:p>
          </table:table-cell>
          <table:table-cell table:number-columns-repeated="2"/>
        </table:table-row>
        <table:table-row table:style-name="ro8">
          <table:table-cell table:style-name="ce6" office:value-type="string">
            <text:p>Tabla “Partidas guardadas”</text:p>
          </table:table-cell>
          <table:table-cell table:style-name="ce6" office:value-type="string">
            <text:p>Alguna partida </text:p>
            <text:p>seleccionada</text:p>
          </table:table-cell>
          <table:table-cell table:style-name="ce6" office:value-type="string">
            <text:p><text:span text:style-name="T6">No hay una partida </text:span></text:p>
            <text:p><text:span text:style-name="T6">Seleccionada</text:span></text:p>
          </table:table-cell>
          <table:table-cell table:style-name="ce6" office:value-type="string">
            <text:p><text:span text:style-name="T6">Alguna partida </text:span></text:p>
            <text:p><text:span text:style-name="T6">Seleccionada</text:span></text:p>
          </table:table-cell>
          <table:table-cell table:style-name="ce6" office:value-type="string">
            <text:p><text:span text:style-name="T6">No hay una partida </text:span></text:p>
            <text:p><text:span text:style-name="T6">Seleccionada</text:span></text:p>
          </table:table-cell>
          <table:table-cell table:number-columns-repeated="2"/>
        </table:table-row>
        <table:table-row table:style-name="ro10">
          <table:table-cell table:style-name="ce6" office:value-type="string">
            <text:p>Botón “Jugar”</text:p>
          </table:table-cell>
          <table:table-cell office:value-type="string">
            <text:p>Seleccionado </text:p>
            <text:p>con un click</text:p>
          </table:table-cell>
          <table:table-cell office:value-type="string">
            <text:p>Seleccionado </text:p>
            <text:p>con un click</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1" office:value-type="string">
            <text:p>CP-05</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13" draw:text-style-name="P5" svg:width="7.642cm" svg:height="3.945cm" svg:x="12.899cm" svg:y="20.543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se rellena con la partida seleccionada. </text:span></text:p>
              <text:p text:style-name="P5"><text:span text:style-name="T2">3. Después de hacer click en “Cancelar” se devuelve al CUS anterior “Elegir modo de juego”.</text:span></text:p>
            </office:annotation>
          </table:table-cell>
          <table:table-cell>
            <office:annotation draw:style-name="gr2" draw:text-style-name="P5" svg:width="7.16cm" svg:height="3.477cm" svg:x="18.213cm" svg:y="20.543cm" draw:caption-point-x="-0.616cm" draw:caption-point-y="1.51cm">
              <dc:date>2013-04-20T00:00:00</dc:date>
              <text:p text:style-name="P5"><text:span text:style-name="T2">1. El campo destinado a la lista de partidas está llena con las partidas guardadas disponibles. </text:span></text:p>
              <text:p text:style-name="P5"><text:span text:style-name="T2">2. El campo “ELECCIÓN” está vacío.</text:span></text:p>
              <text:p text:style-name="P5"><text:span text:style-name="T2">3. Después de hacer click en “Cancelar” se devuelve al CUS anterior “Elegir modo de juego”.</text:span></text:p>
            </office:annotation>
          </table:table-cell>
          <table:table-cell table:style-name="ce6">
            <office:annotation draw:style-name="gr3" draw:text-style-name="P5" svg:width="6.467cm" svg:height="4.413cm" svg:x="21.357cm" svg:y="20.543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se rellena con la partida seleccionada. </text:span></text:p>
              <text:p text:style-name="P5"><text:span text:style-name="T2">3. Después nos mantenemos en la ventana actual “Reanudar Partida” ya que no se hizo click en “Cancelar”.</text:span></text:p>
            </office:annotation>
          </table:table-cell>
          <table:table-cell>
            <office:annotation draw:style-name="gr10" draw:text-style-name="P5" svg:width="10.952cm" svg:height="2.541cm" svg:x="24.895cm" svg:y="20.543cm" draw:caption-point-x="-0.61cm" draw:caption-point-y="1.51cm">
              <dc:date>2013-04-20T00:00:00</dc:date>
              <text:p text:style-name="P5"><text:span text:style-name="T2">1. El campo destinado a la lista de partidas está llena con las partidas guardadas disponibles. </text:span></text:p>
              <text:p text:style-name="P5"><text:span text:style-name="T2">2. El campo “ELECCIÓN” está vacío. </text:span></text:p>
              <text:p text:style-name="P5"><text:span text:style-name="T2">3. Después nos mantenemos en la ventana actual “Reanudar Partida” ya que no se hizo click en “Cancelar”.</text:span></text:p>
            </office:annotation>
          </table:table-cell>
          <table:table-cell table:number-columns-repeated="2"/>
        </table:table-row>
        <table:table-row table:style-name="ro8">
          <table:table-cell table:style-name="ce6" office:value-type="string">
            <office:annotation draw:style-name="gr11" draw:text-style-name="P2" svg:width="6.199cm" svg:height="1.781cm" svg:x="7.648cm" svg:y="21.081cm" draw:caption-point-x="-0.61cm" draw:caption-point-y="1.51cm">
              <dc:date>2013-04-20T00:00:00</dc:date>
              <text:p text:style-name="P2"><text:span text:style-name="T1">Esta entrada siempre debe tener el valor de "seleccionado con un click" ya que si no sería imposible ingresar al contexto de este Caso de Prueba</text:span></text:p>
            </office:annotation>
            <text:p>Botón “Reanudar Partida” del menú principal.</text:p>
          </table:table-cell>
          <table:table-cell table:style-name="ce6" office:value-type="string">
            <text:p>Seleccionado </text:p>
            <text:p>con un click</text:p>
          </table:table-cell>
          <table:table-cell office:value-type="string">
            <text:p><text:span text:style-name="T8">Seleccionado </text:span></text:p>
            <text:p><text:span text:style-name="T8">con un click</text:span></text:p>
          </table:table-cell>
          <table:table-cell office:value-type="string">
            <text:p>Seleccionado <text:s/></text:p>
            <text:p>con un click</text:p>
          </table:table-cell>
          <table:table-cell office:value-type="string">
            <text:p>Seleccionado <text:s/></text:p>
            <text:p>con un click</text:p>
          </table:table-cell>
          <table:table-cell table:number-columns-repeated="2"/>
        </table:table-row>
        <table:table-row table:style-name="ro8">
          <table:table-cell table:style-name="ce6" office:value-type="string">
            <text:p>Tabla “Partidas guardadas”</text:p>
          </table:table-cell>
          <table:table-cell table:style-name="ce6" office:value-type="string">
            <text:p>Alguna partida </text:p>
            <text:p>seleccionada</text:p>
          </table:table-cell>
          <table:table-cell table:style-name="ce6" office:value-type="string">
            <text:p><text:span text:style-name="T6">No hay una partida </text:span></text:p>
            <text:p><text:span text:style-name="T6">seleccionada</text:span></text:p>
          </table:table-cell>
          <table:table-cell table:style-name="ce6" office:value-type="string">
            <text:p><text:span text:style-name="T6">Alguna partida </text:span></text:p>
            <text:p><text:span text:style-name="T6">Seleccionada</text:span></text:p>
          </table:table-cell>
          <table:table-cell table:style-name="ce6" office:value-type="string">
            <text:p><text:span text:style-name="T6">No hay una partida </text:span></text:p>
            <text:p><text:span text:style-name="T6">Seleccionada</text:span></text:p>
          </table:table-cell>
          <table:table-cell table:number-columns-repeated="2"/>
        </table:table-row>
        <table:table-row table:style-name="ro8">
          <table:table-cell table:style-name="ce6" office:value-type="string">
            <text:p>Botón “Cancelar”.</text:p>
          </table:table-cell>
          <table:table-cell table:style-name="ce6" office:value-type="string">
            <text:p>Seleccionado </text:p>
            <text:p>con un click</text:p>
          </table:table-cell>
          <table:table-cell office:value-type="string">
            <text:p><text:span text:style-name="T8">Seleccionado </text:span></text:p>
            <text:p><text:span text:style-name="T8">con un click</text:span></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1" office:value-type="string">
            <text:p>CP-06</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3" draw:text-style-name="P5" svg:width="15.218cm" svg:height="4.413cm" svg:x="12.899cm" svg:y="26.053cm" draw:caption-point-x="-0.61cm" draw:caption-point-y="1.51cm">
              <dc:date>2013-04-20T00:00:00</dc:date>
              <text:p text:style-name="P5"><text:span text:style-name="T2">1. Se abre la pantalla “Consultar Información del jugador”. </text:span></text:p>
              <text:p text:style-name="P5"><text:span text:style-name="T2">2. Los datos personales como el nombre, correo y alias aparecen llenos con los datos del usuario. </text:span></text:p>
              <text:p text:style-name="P5"><text:span text:style-name="T2">3. Las estadísticas del desempeño del jugador aparecen reflejados en los campos “ganados”, “perdidos” y “empatados” tanto a nivel de Partidas como a nivel de Torneos. 4. La tabla de “partidas y torneos en proceso” aparece llena con las partidas suspendidas por el jugador ya sea desde una partida simple o un torneo. </text:span></text:p>
              <text:p text:style-name="P5"><text:span text:style-name="T2">5. Se vuelve al CUS anterior “Elegir modo de juego”, después de hacer click en “CONTINUAR”.</text:span></text:p>
            </office:annotation>
          </table:table-cell>
          <table:table-cell table:style-name="ce6">
            <office:annotation draw:style-name="gr20" draw:text-style-name="P5" svg:width="11.039cm" svg:height="5.349cm" svg:x="18.207cm" svg:y="26.053cm" draw:caption-point-x="-0.61cm" draw:caption-point-y="1.51cm">
              <dc:date>2013-04-20T00:00:00</dc:date>
              <text:p text:style-name="P5"><text:span text:style-name="T2">1. Se abre la pantalla “Consultar Información del jugador”. </text:span></text:p>
              <text:p text:style-name="P5"><text:span text:style-name="T2">2. Los datos personales como el nombre, correo y alias aparecen llenos con los datos del usuario. </text:span></text:p>
              <text:p text:style-name="P5"><text:span text:style-name="T2">3. Las estadísticas del desempeño del jugador aparecen reflejados en los campos “ganados”, “perdidos” y “empatados” tanto a nivel de Partidas como a nivel de Torneos. </text:span></text:p>
              <text:p text:style-name="P5"><text:span text:style-name="T2">4. La tabla de “partidas y torneos en proceso” aparece llena con las partidas suspendidas por el jugador ya sea desde una partida simple o un torneo. </text:span></text:p>
              <text:p text:style-name="P5"><text:span text:style-name="T2">5. Nos mantenemos en el CUS “Consultar información del jugador”, ya que no se hizo click en “CONTINUAR”.</text:span></text:p>
            </office:annotation>
          </table:table-cell>
          <table:table-cell/>
          <table:table-cell table:style-name="ce6" table:number-columns-repeated="2"/>
          <table:table-cell/>
        </table:table-row>
        <table:table-row table:style-name="ro10">
          <table:table-cell table:style-name="ce6" office:value-type="string">
            <office:annotation draw:style-name="gr11" draw:text-style-name="P2" svg:width="7.423cm" svg:height="1.781cm" svg:x="7.648cm" svg:y="26.591cm" draw:caption-point-x="-0.61cm" draw:caption-point-y="1.51cm">
              <dc:date>2013-04-20T00:00:00</dc:date>
              <text:p text:style-name="P2"><text:span text:style-name="T1">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10" office:value-type="string">
            <text:p><text:span text:style-name="T7">Seleccionado </text:span></text:p>
            <text:p><text:span text:style-name="T7">con un click</text:span></text:p>
          </table:table-cell>
          <table:table-cell office:value-type="string">
            <text:p>Seleccionado </text:p>
            <text:p>con un click</text:p>
          </table:table-cell>
          <table:table-cell table:number-columns-repeated="4"/>
        </table:table-row>
        <table:table-row table:style-name="ro8">
          <table:table-cell table:style-name="ce6" office:value-type="string">
            <text:p>Botón <text:s/>“CONTINUAR”</text:p>
          </table:table-cell>
          <table:table-cell table:style-name="ce6" office:value-type="string">
            <text:p>Seleccionado </text:p>
            <text:p>con un click</text:p>
          </table:table-cell>
          <table:table-cell office:value-type="string">
            <text:p>No seleccionado </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7 y CP-08</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20" draw:text-style-name="P5" svg:width="16.444cm" svg:height="5.349cm" svg:x="12.899cm" svg:y="30.352cm" draw:caption-point-x="-0.61cm" draw:caption-point-y="1.51cm">
              <dc:date>2013-04-20T00:00:00</dc:date>
              <text:p text:style-name="P5"><text:span text:style-name="T2">1. Se abre la pantalla “Consultar Información del jugador”. </text:span></text:p>
              <text:p text:style-name="P5"><text:span text:style-name="T2">2. Los datos personales como el nombre, correo y alias aparecen llenos con los datos del usuario. </text:span></text:p>
              <text:p text:style-name="P5"><text:span text:style-name="T2">3. Las estadísticas del desempeño del jugador aparecen reflejados en los campos “ganados”, “perdidos” y “empatados” tanto a nivel de Partidas como a nivel de Torneos. </text:span></text:p>
              <text:p text:style-name="P5"><text:span text:style-name="T2">4. La tabla de “partidas y torneos en proceso” aparece llena con las partidas suspendidas por el jugador ya sea desde una partida simple o un torneo. </text:span></text:p>
              <text:p text:style-name="P5"><text:span text:style-name="T2">5. Se abre “Confirmación de impresión”, y al responder “OK” el informe de información del jugador se manda a imprimir. </text:span></text:p>
              <text:p text:style-name="P5"><text:span text:style-name="T2">6. Se vuelve al CUS anterior “Elegir modo de juego”, después de hacer click en “CONTINUAR”.</text:span></text:p>
            </office:annotation>
          </table:table-cell>
          <table:table-cell table:style-name="ce6">
            <office:annotation draw:style-name="gr21" draw:text-style-name="P5" svg:width="12.099cm" svg:height="5.817cm" svg:x="18.207cm" svg:y="30.352cm" draw:caption-point-x="-0.61cm" draw:caption-point-y="1.51cm">
              <dc:date>2013-04-20T00:00:00</dc:date>
              <text:p text:style-name="P5"><text:span text:style-name="T2">1. Se abre la pantalla “Consultar Información del jugador”. </text:span></text:p>
              <text:p text:style-name="P5"><text:span text:style-name="T2">2. Los datos personales como el nombre, correo y alias aparecen llenos con los datos del usuario. </text:span></text:p>
              <text:p text:style-name="P5"><text:span text:style-name="T2">3. Las estadísticas del desempeño del jugador aparecen reflejados en los campos “ganados”, “perdidos” y “empatados” tanto a nivel de Partidas como a nivel de Torneos. </text:span></text:p>
              <text:p text:style-name="P5"><text:span text:style-name="T2">4. La tabla de “partidas y torneos en proceso” aparece llena con las partidas suspendidas por el jugador ya sea desde una partida simple o un torneo. </text:span></text:p>
              <text:p text:style-name="P5"><text:span text:style-name="T2">5. Se abre “Confirmación de impresión”, y al responder “CANCELAR” se vuelve al CUS anterior “Elegir modo de juego”, después de hacer click en “CONTINUAR”.</text:span></text:p>
            </office:annotation>
          </table:table-cell>
          <table:table-cell table:style-name="ce6" table:number-columns-repeated="4"/>
        </table:table-row>
        <table:table-row table:style-name="ro10">
          <table:table-cell table:style-name="ce6" office:value-type="string">
            <office:annotation draw:style-name="gr5" draw:text-style-name="P2" svg:width="5.752cm" svg:height="2.176cm" svg:x="7.648cm" svg:y="30.89cm" draw:caption-point-x="-0.61cm" draw:caption-point-y="1.51cm">
              <dc:date>2013-04-21T00:00:00</dc:date>
              <text:p text:style-name="P2"><text:span text:style-name="T1">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10" office:value-type="string">
            <text:p><text:span text:style-name="T10">Seleccionado </text:span></text:p>
            <text:p><text:span text:style-name="T10">con un click</text:span></text:p>
          </table:table-cell>
          <table:table-cell office:value-type="string">
            <text:p><text:span text:style-name="T10">Seleccionado </text:span></text:p>
            <text:p><text:span text:style-name="T10">con un click</text:span></text:p>
          </table:table-cell>
          <table:table-cell table:number-columns-repeated="4"/>
        </table:table-row>
        <table:table-row table:style-name="ro10">
          <table:table-cell table:style-name="ce6" office:value-type="string">
            <text:p>Botón “IMPRIMIR”</text:p>
          </table:table-cell>
          <table:table-cell table:style-name="ce10" office:value-type="string">
            <text:p><text:span text:style-name="T10">Seleccionado </text:span></text:p>
            <text:p><text:span text:style-name="T10">con un click</text:span></text:p>
          </table:table-cell>
          <table:table-cell office:value-type="string">
            <text:p><text:span text:style-name="T10">Seleccionado </text:span></text:p>
            <text:p><text:span text:style-name="T10">con un click</text:span></text:p>
          </table:table-cell>
          <table:table-cell table:number-columns-repeated="4"/>
        </table:table-row>
        <table:table-row table:style-name="ro8">
          <table:table-cell table:style-name="ce6" office:value-type="string">
            <text:p>Botón “OK” en la ventana “Confirmación de impresión”</text:p>
          </table:table-cell>
          <table:table-cell table:style-name="ce6" office:value-type="string">
            <text:p>OK seleccionado</text:p>
            <text:p>con un click</text:p>
          </table:table-cell>
          <table:table-cell table:style-name="ce6" office:value-type="string">
            <text:p>OK no está seleccionado</text:p>
            <text:p>con un click.</text:p>
          </table:table-cell>
          <table:table-cell table:number-columns-repeated="4"/>
        </table:table-row>
        <table:table-row table:style-name="ro8">
          <table:table-cell office:value-type="string">
            <text:p>Botón "CANCELAR" <text:s/>en la ventana "Confirmación de impresión"</text:p>
          </table:table-cell>
          <table:table-cell table:style-name="ce6" office:value-type="string">
            <text:p><text:span text:style-name="T6">CANCELAR no seleccionado</text:span></text:p>
            <text:p><text:span text:style-name="T6">con un click</text:span></text:p>
          </table:table-cell>
          <table:table-cell table:style-name="ce6" office:value-type="string">
            <text:p><text:span text:style-name="T6">CANCELAR seleccionado</text:span></text:p>
            <text:p><text:span text:style-name="T6">con un click</text:span></text:p>
          </table:table-cell>
          <table:table-cell table:number-columns-repeated="4"/>
        </table:table-row>
        <table:table-row table:style-name="ro1">
          <table:table-cell table:number-columns-repeated="7"/>
        </table:table-row>
        <table:table-row table:style-name="ro1">
          <table:table-cell table:style-name="ce18" office:value-type="string">
            <office:annotation draw:style-name="gr11" draw:text-style-name="P5" svg:width="6.774cm" svg:height="1.781cm" svg:x="7.648cm" svg:y="35.238cm" draw:caption-point-x="-0.61cm" draw:caption-point-y="1.51cm">
              <dc:date>2013-04-21T00:00:00</dc:date>
              <text:p text:style-name="P5"><text:span text:style-name="T1">Se observó que este Caso de Prueba estaba muy relacionado con el CP-07, por lo cuál se unificaron en un <text:s/>mismo análisis con más sentido.</text:span></text:p>
            </office:annotation>
            <text:p>CP-08</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2">
          <table:table-cell table:style-name="ce7" office:value-type="string">
            <text:p>Resultados obtenidos</text:p>
          </table:table-cell>
          <table:table-cell table:style-name="ce6" table:number-columns-repeated="2"/>
          <table:table-cell table:style-name="ce2"/>
          <table:table-cell table:style-name="ce6" table:number-columns-repeated="3"/>
        </table:table-row>
        <table:table-row table:style-name="ro2">
          <table:table-cell table:style-name="ce7" office:value-type="string">
            <text:p>Resultados esperados</text:p>
          </table:table-cell>
          <table:table-cell table:style-name="ce6"/>
          <table:table-cell table:number-columns-repeated="5"/>
        </table:table-row>
        <table:table-row table:style-name="ro4">
          <table:table-cell table:style-name="ce8" office:value-type="string">
            <text:p>Botón “Información del jugador” del menú principal.</text:p>
          </table:table-cell>
          <table:table-cell table:style-name="ce6" office:value-type="string">
            <text:p>*</text:p>
          </table:table-cell>
          <table:table-cell table:number-columns-repeated="5"/>
        </table:table-row>
        <table:table-row table:style-name="ro4">
          <table:table-cell table:style-name="ce8" office:value-type="string">
            <text:p>Botón “IMPRIMIR”</text:p>
          </table:table-cell>
          <table:table-cell table:style-name="ce6"/>
          <table:table-cell table:number-columns-repeated="5"/>
        </table:table-row>
        <table:table-row table:style-name="ro4">
          <table:table-cell table:style-name="ce8" office:value-type="string">
            <text:p>Botón “OK” en la ventana “Confirmación de impresión”</text:p>
          </table:table-cell>
          <table:table-cell office:value-type="string">
            <text:p>*</text:p>
          </table:table-cell>
          <table:table-cell table:number-columns-repeated="5"/>
        </table:table-row>
        <table:table-row table:style-name="ro1">
          <table:table-cell table:style-name="ce7" office:value-type="string">
            <text:p>Botón "CANCELAR" <text:s/>en la ventana "Confirmación de impresión"</text:p>
          </table:table-cell>
          <table:table-cell office:value-type="string">
            <text:p>*</text:p>
          </table:table-cell>
          <table:table-cell table:number-columns-repeated="5"/>
        </table:table-row>
      </table:table>
      <table:table table:name="Elegir Modo de Juego - Excepcional" table:style-name="ta1">
        <table:table-column table:style-name="co16" table:default-cell-style-name="Default"/>
        <table:table-column table:style-name="co17" table:number-columns-repeated="2" table:default-cell-style-name="Default"/>
        <table:table-column table:style-name="co4" table:number-columns-repeated="4" table:default-cell-style-name="Default"/>
        <table:table-row table:style-name="ro1">
          <table:table-cell table:style-name="ce1" office:value-type="string">
            <office:annotation draw:style-name="gr1" draw:text-style-name="P2" svg:width="12.683cm" svg:height="2.541cm" svg:x="8.228cm" svg:y="0cm" draw:caption-point-x="-0.61cm" draw:caption-point-y="0.01cm">
              <dc:date>2013-04-21T00:00:00</dc:date>
              <text:p text:style-name="P1">El jugador trata de utilizar las opciones normales del men￺ principal que posee el CUS “Elegir modo de juego”, pero se presentan algunos problemas excepcionales a la hora de querer hacer uso de CUS como “Crear Partida”, “Crear Torneo”, y de las pantallas “Unirse a Partida” y “Unirse a Torneo”.</text:p>
            </office:annotation>
            <text:p>Descripción:</text:p>
          </table:table-cell>
          <table:table-cell table:number-columns-repeated="6"/>
        </table:table-row>
        <table:table-row table:style-name="ro1">
          <table:table-cell table:style-name="ce1"/>
          <table:table-cell table:number-columns-repeated="6"/>
        </table:table-row>
        <table:table-row table:style-name="ro1">
          <table:table-cell table:style-name="ce1" office:value-type="string">
            <text:p>CP-01 y CP-02</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20" draw:text-style-name="P5" svg:width="12.368cm" svg:height="5.349cm" svg:x="12.762cm" svg:y="0.907cm" draw:caption-point-x="-0.61cm" draw:caption-point-y="1.369cm">
              <dc:date>2013-04-21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 </text:span></text:p>
              <text:p text:style-name="P5"><text:span text:style-name="T2">3. Se debería mostrar la tabla de partidas disponibles vacío, ya que no hay ninguna disponible. </text:span></text:p>
              <text:p text:style-name="P5"><text:span text:style-name="T2">4. El campo “ELECCIÓN” se mantiene vacío.</text:span></text:p>
              <text:p text:style-name="P5"><text:span text:style-name="T2">5. Aparece por encima la pantalla de aviso “No hay partidas disponibles”.</text:span></text:p>
              <text:p text:style-name="P5"><text:span text:style-name="T2">6. Al hacer click en “CREAR PARTIDA” nos movemos al CUS “Configurar Partida”.</text:span></text:p>
            </office:annotation>
          </table:table-cell>
          <table:table-cell table:style-name="ce6">
            <office:annotation draw:style-name="gr21" draw:text-style-name="P5" svg:width="10.884cm" svg:height="5.817cm" svg:x="17.295cm" svg:y="0.907cm" draw:caption-point-x="-0.61cm" draw:caption-point-y="1.369cm">
              <dc:date>2013-04-21T00:00:00</dc:date>
              <text:p text:style-name="P5"><text:span text:style-name="T2">1. El campo “Bienvenido:” de “Elegir modo de juego” aparece lleno con el alias del jugador autenticado. </text:span></text:p>
              <text:p text:style-name="P5"><text:span text:style-name="T2">2. Se muestra la ventana de “Unirse a Partida” después de darle click a la opción “Unirse a Partida” del menú principal. 3. Se debería mostrar la tabla de partidas disponibles vacío, ya que no hay ninguna disponible. </text:span></text:p>
              <text:p text:style-name="P5"><text:span text:style-name="T2">4. El campo “ELECCIÓN” sigue vacío. </text:span></text:p>
              <text:p text:style-name="P5"><text:span text:style-name="T2">5. Aparece por encima la pantalla de aviso “No hay partidas disponibles”. </text:span></text:p>
              <text:p text:style-name="P5"><text:span text:style-name="T2">6. Al hacer click en “CANCELAR” nos devolvemos a la pantalla “Unirse a Partida”, y el jugador puede esperar hasta que alguien más cree una partida.</text:span></text:p>
            </office:annotation>
          </table:table-cell>
          <table:table-cell table:style-name="ce6" table:number-columns-repeated="4"/>
        </table:table-row>
        <table:table-row table:style-name="ro4">
          <table:table-cell table:style-name="ce6" office:value-type="string">
            <office:annotation draw:style-name="gr22" draw:text-style-name="P2" svg:width="4.835cm" svg:height="2.571cm" svg:x="8.228cm" svg:y="1.304cm" draw:caption-point-x="-0.61cm" draw:caption-point-y="1.51cm">
              <dc:date>2013-04-21T00:00:00</dc:date>
              <text:p text:style-name="P2"><text:span text:style-name="T1">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 con un click</text:p>
          </table:table-cell>
          <table:table-cell table:style-name="ce6" office:value-type="string">
            <text:p>Seleccionado con un click</text:p>
          </table:table-cell>
          <table:table-cell table:number-columns-repeated="4"/>
        </table:table-row>
        <table:table-row table:style-name="ro4">
          <table:table-cell table:style-name="ce6" office:value-type="string">
            <text:p>Ventana “No hay partidas disponibles”.</text:p>
          </table:table-cell>
          <table:table-cell table:style-name="ce6" office:value-type="string">
            <text:p>Activada</text:p>
          </table:table-cell>
          <table:table-cell office:value-type="string">
            <text:p>Activada</text:p>
          </table:table-cell>
          <table:table-cell table:number-columns-repeated="4"/>
        </table:table-row>
        <table:table-row table:style-name="ro4">
          <table:table-cell table:style-name="ce6" office:value-type="string">
            <text:p>Botón “CREAR PARTIDA”.</text:p>
          </table:table-cell>
          <table:table-cell table:style-name="ce6" office:value-type="string">
            <text:p>Seleccionado con un click</text:p>
          </table:table-cell>
          <table:table-cell table:style-name="ce6" office:value-type="string">
            <text:p>NO seleccionado</text:p>
          </table:table-cell>
          <table:table-cell table:number-columns-repeated="4"/>
        </table:table-row>
        <table:table-row table:style-name="ro2">
          <table:table-cell table:style-name="ce6" office:value-type="string">
            <text:p>Botón “CANCELAR”.</text:p>
          </table:table-cell>
          <table:table-cell table:style-name="ce6" office:value-type="string">
            <text:p>NO seleccionado</text:p>
          </table:table-cell>
          <table:table-cell table:style-name="ce6" office:value-type="string">
            <text:p>Seleccionado con un click</text:p>
          </table:table-cell>
          <table:table-cell table:number-columns-repeated="4"/>
        </table:table-row>
        <table:table-row table:style-name="ro1">
          <table:table-cell table:number-columns-repeated="7"/>
        </table:table-row>
        <table:table-row table:style-name="ro1">
          <table:table-cell table:style-name="ce7" office:value-type="string">
            <office:annotation draw:style-name="gr11" draw:text-style-name="P2" svg:width="6.53cm" svg:height="1.781cm" svg:x="8.228cm" svg:y="3.952cm" draw:caption-point-x="-0.61cm" draw:caption-point-y="1.51cm">
              <dc:date>2013-04-21T00:00:00</dc:date>
              <text:p text:style-name="P2"><text:span text:style-name="T1">Se observó que este Caso de Prueba estaba muy relacionado con el CP-01, por lo cuál se unificaron en un <text:s/>mismo análisis con más sentido.</text:span></text:p>
            </office:annotation>
            <text:p>CP-02</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1">
          <table:table-cell table:style-name="ce7" office:value-type="string">
            <text:p>Resultados obtenidos</text:p>
          </table:table-cell>
          <table:table-cell table:number-columns-repeated="6"/>
        </table:table-row>
        <table:table-row table:style-name="ro2">
          <table:table-cell table:style-name="ce7" office:value-type="string">
            <text:p>Resultados esperados</text:p>
          </table:table-cell>
          <table:table-cell table:style-name="ce6" table:number-columns-repeated="6"/>
        </table:table-row>
        <table:table-row table:style-name="ro4">
          <table:table-cell table:style-name="ce8" office:value-type="string">
            <text:p>Botón “Unirse a Partida” del menú principal.</text:p>
          </table:table-cell>
          <table:table-cell table:style-name="ce6"/>
          <table:table-cell table:number-columns-repeated="5"/>
        </table:table-row>
        <table:table-row table:style-name="ro4">
          <table:table-cell table:style-name="ce8" office:value-type="string">
            <text:p>Ventana “No hay partidas disponibles”.</text:p>
          </table:table-cell>
          <table:table-cell table:style-name="ce6"/>
          <table:table-cell table:number-columns-repeated="5"/>
        </table:table-row>
        <table:table-row table:style-name="ro4">
          <table:table-cell table:style-name="ce8" office:value-type="string">
            <text:p>Botón “CANCELAR”.</text:p>
          </table:table-cell>
          <table:table-cell table:style-name="ce6"/>
          <table:table-cell table:number-columns-repeated="5"/>
        </table:table-row>
        <table:table-row table:style-name="ro1">
          <table:table-cell table:number-columns-repeated="7"/>
        </table:table-row>
        <table:table-row table:style-name="ro1">
          <table:table-cell table:style-name="ce1" office:value-type="string">
            <text:p>CP-03 y CP-04</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6">
            <office:annotation draw:style-name="gr20" draw:text-style-name="P5" svg:width="11.504cm" svg:height="5.349cm" svg:x="12.762cm" svg:y="9.319cm" draw:caption-point-x="-0.61cm" draw:caption-point-y="1.51cm">
              <dc:date>2013-04-21T00:00:00</dc:date>
              <text:p text:style-name="P5"><text:span text:style-name="T2">1. El campo “Bienvenido:” de “Elegir modo de juego” aparece lleno con el alias del jugador autenticado. </text:span></text:p>
              <text:p text:style-name="P5"><text:span text:style-name="T2">2. Se muestra la ventana de “Configurar Partida” después de darle click a la opción “Crear Partida” del menú principal. </text:span></text:p>
              <text:p text:style-name="P5"><text:span text:style-name="T2">3. Se deberían mostrar las opciones de configuración de partida deshabilitadas, ya que no hay opción de crear una partida nueva porque se ha llegado al máximo de partidas creadas. </text:span></text:p>
              <text:p text:style-name="P5"><text:span text:style-name="T2">4. Aparece por encima la pantalla de aviso “Tope míimo de partidas”. </text:span></text:p>
              <text:p text:style-name="P5"><text:span text:style-name="T2">5. Al hacer click en “UNIRSE A PARTIDA” nos movemos a la pantalla “Unirse a Partida”.</text:span></text:p>
            </office:annotation>
          </table:table-cell>
          <table:table-cell table:style-name="ce6">
            <office:annotation draw:style-name="gr15" draw:text-style-name="P5" svg:width="8.548cm" svg:height="8.157cm" svg:x="17.264cm" svg:y="9.319cm" draw:caption-point-x="-0.579cm" draw:caption-point-y="1.51cm">
              <dc:date>2013-04-21T00:00:00</dc:date>
              <text:p text:style-name="P5"><text:span text:style-name="T2">1. El campo “Bienvenido:” de “Elegir modo de juego” aparece lleno con el alias del jugador autenticado. </text:span></text:p>
              <text:p text:style-name="P5"><text:span text:style-name="T2">2. Se muestra la ventana de “Configurar Partida” después de darle click a la opción “Crear Partida” del menú principal. </text:span></text:p>
              <text:p text:style-name="P5"><text:span text:style-name="T2">3. Se deberín mostrar las opciones de configuración de partida deshabilitadas, ya que no hay opción de crear una partida nueva porque se ha llegado al máximo de partidas creadas. </text:span></text:p>
              <text:p text:style-name="P5"><text:span text:style-name="T2">4. Aparece por encima la pantalla de aviso “Tope máximo de partidas”. </text:span></text:p>
              <text:p text:style-name="P5"><text:span text:style-name="T2">5. Al hacer click en “CANCELAR” nos mantenemos en el CUS “Configurar Partida”, hasta que exista la posibilidad de crear alguna Partida, o que el usuario cancele la configuración.</text:span></text:p>
            </office:annotation>
          </table:table-cell>
          <table:table-cell table:style-name="ce6" table:number-columns-repeated="3"/>
          <table:table-cell/>
        </table:table-row>
        <table:table-row table:style-name="ro8">
          <table:table-cell office:value-type="string">
            <office:annotation draw:style-name="gr11" draw:text-style-name="P2" svg:width="6.033cm" svg:height="1.781cm" svg:x="8.228cm" svg:y="9.857cm" draw:caption-point-x="-0.61cm" draw:caption-point-y="1.51cm">
              <dc:date>2013-04-21T00:00:00</dc:date>
              <text:p text:style-name="P2"><text:span text:style-name="T1">Esta entrada siempre debe tener el valor de "seleccionado con un click" ya que si no sería imposible ingresar al contexto de este Caso de Prueba</text:span></text:p>
            </office:annotation>
            <text:p>Botón “Crear Partida” del menú principal.</text:p>
          </table:table-cell>
          <table:table-cell table:style-name="ce6" office:value-type="string">
            <text:p>Seleccionado</text:p>
            <text:p>con un click</text:p>
          </table:table-cell>
          <table:table-cell office:value-type="string">
            <text:p><text:span text:style-name="T8">Seleccionado</text:span></text:p>
            <text:p><text:span text:style-name="T8">con un click</text:span></text:p>
          </table:table-cell>
          <table:table-cell table:number-columns-repeated="4"/>
        </table:table-row>
        <table:table-row table:style-name="ro4">
          <table:table-cell table:style-name="ce6" office:value-type="string">
            <text:p>Ventana “Configurar Partida”</text:p>
          </table:table-cell>
          <table:table-cell table:style-name="ce6" office:value-type="string">
            <text:p>Activada</text:p>
          </table:table-cell>
          <table:table-cell office:value-type="string">
            <text:p>Activada</text:p>
          </table:table-cell>
          <table:table-cell table:number-columns-repeated="4"/>
        </table:table-row>
        <table:table-row table:style-name="ro8">
          <table:table-cell table:style-name="ce6" office:value-type="string">
            <text:p>Ventana “Tope máximo de partidas”</text:p>
          </table:table-cell>
          <table:table-cell table:style-name="ce6" office:value-type="string">
            <text:p>Activada</text:p>
            <text:p>(sobre la ventana anterior)</text:p>
          </table:table-cell>
          <table:table-cell table:style-name="ce6" office:value-type="string">
            <text:p><text:span text:style-name="T6">Activada</text:span></text:p>
            <text:p><text:span text:style-name="T6">(sobre la ventana anterior)</text:span></text:p>
          </table:table-cell>
          <table:table-cell table:number-columns-repeated="4"/>
        </table:table-row>
        <table:table-row table:style-name="ro4">
          <table:table-cell table:style-name="ce6" office:value-type="string">
            <text:p>Botón “UNIRSE A PARTIDA”.</text:p>
          </table:table-cell>
          <table:table-cell office:value-type="string">
            <text:p>Seleccionado con un click</text:p>
          </table:table-cell>
          <table:table-cell office:value-type="string">
            <text:p>NO seleccionado</text:p>
          </table:table-cell>
          <table:table-cell table:number-columns-repeated="4"/>
        </table:table-row>
        <table:table-row table:style-name="ro2">
          <table:table-cell table:style-name="ce6" office:value-type="string">
            <text:p>Botón "CANCELAR"</text:p>
          </table:table-cell>
          <table:table-cell office:value-type="string">
            <text:p>NO seleccionado</text:p>
          </table:table-cell>
          <table:table-cell office:value-type="string">
            <text:p>Seleccionado con un click</text:p>
          </table:table-cell>
          <table:table-cell table:number-columns-repeated="4"/>
        </table:table-row>
        <table:table-row table:style-name="ro2">
          <table:table-cell table:style-name="ce6"/>
          <table:table-cell table:number-columns-repeated="6"/>
        </table:table-row>
        <table:table-row table:style-name="ro1">
          <table:table-cell table:style-name="ce7" office:value-type="string">
            <office:annotation draw:style-name="gr22" draw:text-style-name="P2" svg:width="4.915cm" svg:height="2.571cm" svg:x="8.228cm" svg:y="14.143cm" draw:caption-point-x="-0.61cm" draw:caption-point-y="1.51cm">
              <dc:date>2013-04-21T00:00:00</dc:date>
              <text:p text:style-name="P2"><text:span text:style-name="T1">Se observó que este Caso de Prueba estaba muy relacionado con el CP-03, por lo cuál se unificaron en un <text:s/>mismo análisis con más sentido.</text:span></text:p>
            </office:annotation>
            <text:p>CP-04</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1">
          <table:table-cell table:style-name="ce7" office:value-type="string">
            <text:p>Resultados obtenidos</text:p>
          </table:table-cell>
          <table:table-cell table:number-columns-repeated="6"/>
        </table:table-row>
        <table:table-row table:style-name="ro2">
          <table:table-cell table:style-name="ce7" office:value-type="string">
            <text:p>Resultados esperados</text:p>
          </table:table-cell>
          <table:table-cell table:style-name="ce6" table:number-columns-repeated="5"/>
          <table:table-cell/>
        </table:table-row>
        <table:table-row table:style-name="ro4">
          <table:table-cell table:style-name="ce8" office:value-type="string">
            <text:p>Botón “Crear Partida” del menú principal.</text:p>
          </table:table-cell>
          <table:table-cell table:style-name="ce6"/>
          <table:table-cell table:number-columns-repeated="5"/>
        </table:table-row>
        <table:table-row table:style-name="ro4">
          <table:table-cell table:style-name="ce8" office:value-type="string">
            <text:p>Ventana “Configurar Partida”</text:p>
          </table:table-cell>
          <table:table-cell table:style-name="ce6"/>
          <table:table-cell table:number-columns-repeated="5"/>
        </table:table-row>
        <table:table-row table:style-name="ro4">
          <table:table-cell table:style-name="ce8" office:value-type="string">
            <text:p>Ventana “Tope máximo de partidas”</text:p>
          </table:table-cell>
          <table:table-cell table:style-name="ce6"/>
          <table:table-cell table:number-columns-repeated="5"/>
        </table:table-row>
        <table:table-row table:style-name="ro1">
          <table:table-cell table:style-name="ce7" office:value-type="string">
            <text:p>Botón "CANCELA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1">00/00/0000</text:date>, <text:time style:data-style-name="N2" text:time-value="0000-00-00T21:05:03.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8:39:44.04</meta:creation-date>
    <meta:editing-duration>PT11H36M50S</meta:editing-duration>
    <meta:editing-cycles>38</meta:editing-cycles>
    <meta:generator>LibreOffice/4.0.2.2$Windows_x86 LibreOffice_project/4c82dcdd6efcd48b1d8bba66bfe1989deee49c3</meta:generator>
    <dc:date>2013-04-21T21:59:08.04</dc:date>
    <meta:document-statistic meta:table-count="5" meta:cell-count="435" meta:object-count="0"/>
    <meta:user-defined meta:name="Info 1"/>
    <meta:user-defined meta:name="Info 2"/>
    <meta:user-defined meta:name="Info 3"/>
    <meta:user-defined meta:name="Info 4"/>
  </office:meta>
</office:document-meta>
</file>